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aa95"/>
    </style: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5" style:family="table-cell" style:parent-style-name="Default" style:data-style-name="N61">
      <style:table-cell-properties fo:background-color="#ffffa6"/>
    </style:style>
    <style:style style:name="ce6" style:family="table-cell" style:parent-style-name="Default">
      <style:table-cell-properties fo:background-color="#ffffa6"/>
    </style:style>
    <style:style style:name="ce20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 style:data-style-name="N2"/>
    <style:style style:name="ce23" style:family="table-cell" style:parent-style-name="Default" style:data-style-name="N2"/>
    <style:style style:name="ce24" style:family="table-cell" style:parent-style-name="Default" style:data-style-name="N2"/>
    <style:style style:name="ce25" style:family="table-cell" style:parent-style-name="Default" style:data-style-name="N2"/>
    <style:style style:name="ce26" style:family="table-cell" style:parent-style-name="Default" style:data-style-name="N2"/>
    <style:style style:name="ce30" style:family="table-cell" style:parent-style-name="Default" style:data-style-name="N2"/>
    <style:style style:name="ce31" style:family="table-cell" style:parent-style-name="Default" style:data-style-name="N126"/>
    <style:style style:name="ce27" style:family="table-cell" style:parent-style-name="Default">
      <style:text-properties fo:color="#2a6099"/>
    </style:style>
    <style:style style:name="ce28" style:family="table-cell" style:parent-style-name="Default">
      <style:text-properties fo:color="#ff0000"/>
    </style:style>
    <style:style style:name="ce40" style:family="table-cell" style:parent-style-name="Default" style:data-style-name="N129">
      <style:text-properties fo:color="#2a6099"/>
    </style:style>
    <style:style style:name="ce44" style:family="table-cell" style:parent-style-name="Default" style:data-style-name="N126">
      <style:text-properties fo:color="#2a6099"/>
    </style:style>
    <style:style style:name="ce45" style:family="table-cell" style:parent-style-name="Default" style:data-style-name="N122"/>
    <style:style style:name="ce46" style:family="table-cell" style:parent-style-name="Default" style:data-style-name="N121">
      <style:text-properties fo:color="#ff0000"/>
    </style:style>
    <style:style style:name="ce47" style:family="table-cell" style:parent-style-name="Default" style:data-style-name="N122">
      <style:text-properties fo:color="#ff0000"/>
    </style:style>
    <style:style style:name="ce48" style:family="table-cell" style:parent-style-name="Default" style:data-style-name="N129"/>
    <style:style style:name="ce49" style:family="table-cell" style:parent-style-name="Default" style:data-style-name="N129">
      <style:text-properties fo:color="#ff0000"/>
    </style:style>
    <style:style style:name="ce50" style:family="table-cell" style:parent-style-name="Default" style:data-style-name="N121"/>
    <style:style style:name="ce57" style:family="table-cell" style:parent-style-name="Default" style:data-style-name="N2"/>
    <style:style style:name="ce58" style:family="table-cell" style:parent-style-name="Default" style:data-style-name="N2"/>
    <style:style style:name="ce59" style:family="table-cell" style:parent-style-name="Default" style:data-style-name="N2"/>
    <style:style style:name="ce62" style:family="table-cell" style:parent-style-name="Default" style:data-style-name="N2"/>
    <style:style style:name="ce35" style:family="table-cell" style:parent-style-name="Default" style:data-style-name="N2"/>
    <style:style style:name="ce36" style:family="table-cell" style:parent-style-name="Default" style:data-style-name="N2"/>
    <style:style style:name="ce37" style:family="table-cell" style:parent-style-name="Default" style:data-style-name="N2"/>
    <style:style style:name="ce38" style:family="table-cell" style:parent-style-name="Default" style:data-style-name="N2"/>
    <style:style style:name="ce39" style:family="table-cell" style:parent-style-name="Default" style:data-style-name="N2"/>
    <style:style style:name="ce60" style:family="table-cell" style:parent-style-name="Default" style:data-style-name="N121">
      <style:table-cell-properties fo:background-color="#ffffa6"/>
    </style:style>
    <style:style style:name="ce61" style:family="table-cell" style:parent-style-name="Default" style:data-style-name="N121">
      <style:table-cell-properties fo:background-color="#ffffa6"/>
      <style:text-properties fo:color="#2a6099"/>
    </style:style>
    <style:style style:name="ce41" style:family="table-cell" style:parent-style-name="Default">
      <style:table-cell-properties fo:background-color="#ffffa6"/>
      <style:text-properties fo:color="#ff0000"/>
    </style:style>
    <style:style style:name="ce42" style:family="table-cell" style:parent-style-name="Default">
      <style:table-cell-properties fo:background-color="#ffffa6"/>
      <style:text-properties fo:color="#2a6099"/>
    </style:style>
    <style:style style:name="ce64" style:family="table-cell" style:parent-style-name="Default" style:data-style-name="N122">
      <style:table-cell-properties fo:background-color="#ffffa6"/>
    </style:style>
    <style:style style:name="ce65" style:family="table-cell" style:parent-style-name="Default" style:data-style-name="N0">
      <style:table-cell-properties fo:background-color="#ffffa6"/>
    </style:style>
    <style:style style:name="ce66" style:family="table-cell" style:parent-style-name="Default" style:data-style-name="N122">
      <style:table-cell-properties fo:background-color="#ffffa6"/>
      <style:text-properties fo:color="#ff0000"/>
    </style:style>
    <style:style style:name="ce67" style:family="table-cell" style:parent-style-name="Default" style:data-style-name="N129">
      <style:table-cell-properties fo:background-color="#ffffa6"/>
    </style:style>
    <style:style style:name="ce68" style:family="table-cell" style:parent-style-name="Default" style:data-style-name="N135">
      <style:table-cell-properties fo:background-color="#ffffa6"/>
    </style:style>
    <style:style style:name="ce84" style:family="table-cell" style:parent-style-name="Default" style:data-style-name="N2"/>
    <style:style style:name="ce85" style:family="table-cell" style:parent-style-name="Default" style:data-style-name="N2"/>
    <style:style style:name="ce86" style:family="table-cell" style:parent-style-name="Default" style:data-style-name="N2"/>
    <style:style style:name="ce87" style:family="table-cell" style:parent-style-name="Default" style:data-style-name="N2"/>
    <style:style style:name="ce88" style:family="table-cell" style:parent-style-name="Default" style:data-style-name="N2"/>
    <style:style style:name="ce89" style:family="table-cell" style:parent-style-name="Default" style:data-style-name="N2"/>
    <style:style style:name="ce90" style:family="table-cell" style:parent-style-name="Default" style:data-style-name="N2"/>
    <style:style style:name="ce91" style:family="table-cell" style:parent-style-name="Default" style:data-style-name="N2"/>
    <style:style style:name="ce92" style:family="table-cell" style:parent-style-name="Default" style:data-style-name="N2"/>
    <style:style style:name="ce78" style:family="table-cell" style:parent-style-name="Default" style:data-style-name="N122">
      <style:table-cell-properties fo:background-color="#ffffa6"/>
      <style:text-properties fo:color="#2a6099"/>
    </style:style>
    <style:style style:name="ce79" style:family="table-cell" style:parent-style-name="Default" style:data-style-name="N129">
      <style:table-cell-properties fo:background-color="#ffffa6"/>
      <style:text-properties fo:color="#ff0000"/>
    </style:style>
    <style:style style:name="ce95" style:family="table-cell" style:parent-style-name="Default" style:data-style-name="N2"/>
    <style:style style:name="ce96" style:family="table-cell" style:parent-style-name="Default" style:data-style-name="N2"/>
    <style:style style:name="ce97" style:family="table-cell" style:parent-style-name="Default" style:data-style-name="N2"/>
    <style:style style:name="ce98" style:family="table-cell" style:parent-style-name="Default" style:data-style-name="N2"/>
    <style:style style:name="ce99" style:family="table-cell" style:parent-style-name="Default" style:data-style-name="N2"/>
    <style:style style:name="ce100" style:family="table-cell" style:parent-style-name="Default" style:data-style-name="N2"/>
    <style:style style:name="ce101" style:family="table-cell" style:parent-style-name="Default" style:data-style-name="N2"/>
    <style:style style:name="ce102" style:family="table-cell" style:parent-style-name="Default" style:data-style-name="N2"/>
    <style:style style:name="ce10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qu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Equation for…</text:p>
          </table:table-cell>
          <table:table-cell office:value-type="string" calcext:value-type="string">
            <text:p>C++ = Paper?</text:p>
          </table:table-cell>
          <table:table-cell office:value-type="string" calcext:value-type="string">
            <text:p>CellML = C++?</text:p>
          </table:table-cell>
          <table:table-cell office:value-type="string" calcext:value-type="string">
            <text:p>Notes (C++ = Paper)</text:p>
          </table:table-cell>
          <table:table-cell office:value-type="string" calcext:value-type="string">
            <text:p>Notes (CellML = C++)</text:p>
          </table:table-cell>
          <table:table-cell office:value-type="string" calcext:value-type="string">
            <text:p>Notes Modelica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act.falph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office:value-type="string" calcext:value-type="string">
            <text:p>CellML has no handling for discontinuity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ACh term added + rescue factor 1</text:p>
          </table:table-cell>
          <table:table-cell office:value-type="string" calcext:value-type="string">
            <text:p>no rescue factor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ccidentally switched falpha and fbeta</text:p>
          </table:table-cell>
        </table:table-row>
        <table:table-row table:style-name="ro1">
          <table:table-cell/>
          <table:table-cell office:value-type="string" calcext:value-type="string">
            <text:p>in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ac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_shift moves curve depending on ACh concen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act.ftau.f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per has wrong sign for second V and C++ code multiplies by factor 1/1000</text:p>
          </table:table-cell>
          <table:table-cell office:value-type="string" calcext:value-type="string">
            <text:p>called “sustained outward in CellM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alph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ct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n_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act.f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ina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voluted and different order of magnitude for F/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d_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_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or in paper: negative sign for Q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_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,x2,x3,x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h is not present in paper (although it was added in the year before the public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andling</text:p>
          </table:table-cell>
          <table:table-cell office:value-type="string" calcext:value-type="string">
            <text:p>sub_cyto/j_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r_sub/j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to_nsr/j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_jsr/j_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/diff_f_t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/diff_f_tm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m/diff_f_tmm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Mg2+] directly inserted as 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cyto/diff_f_cmi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sub/diff_f_cms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q/diff_f_cq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t/diff_f_c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to.rate/ca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urata 2002 has negative sign for TC and TMC terms, but Inada 2009 gives positive sign (CellML and C++ have negative sig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.rate/ca_sub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_tot not given in 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sr.rate/ca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.rate/ca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Parameters (AN)" table:style-name="ta1">
        <table:table-column table:style-name="co1" table:number-columns-repeated="10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7/70" calcext:value-type="string">
            <text:p>7/70</text:p>
          </table:table-cell>
          <table:table-cell table:formula="of:=COUNTIF([.L2:.L86];&quot;&lt;1&quot;)&amp;&quot;/&quot;&amp;(COUNTA([.L2:.L86])-COUNTBLANK([.L2:.L86]))" office:value-type="string" office:string-value="4/77" calcext:value-type="string">
            <text:p>4/77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10817" calcext:value-type="float">
            <text:p>1.08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1.12188477317523" calcext:value-type="float">
            <text:p>1.12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8]);ISTEXT([.H8]));&quot;&quot;;IF([.G8]=[.H8];&quot;equal&quot;;-LOG(ABS([.G8]-[.H8])/MAX(ABS([.G8]);ABS([.H8]));10)))">
            <text:p/>
          </table:table-cell>
          <table:table-cell table:formula="of:=IF(OR(ISTEXT([.H8]);ISTEXT([.I8]));&quot;&quot;;IF([.H8]=[.I8];&quot;equal&quot;;-LOG(ABS([.H8]-[.I8])/MAX(ABS([.H8]);ABS([.I8]));10)))">
            <text:p/>
          </table:table-cell>
          <table:table-cell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-0.00000000756" calcext:value-type="float">
            <text:p>-7.56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3447003919149" calcext:value-type="float">
            <text:p>0.13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4"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string" office:string-value="equal" calcext:value-type="string">
            <text:p>equal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1"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style-name="ce11"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style-name="ce1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style-name="ce11"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style-name="ce11"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style-name="ce11"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85" calcext:value-type="float">
            <text:p>1.85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float" office:value="2.19382002601612" calcext:value-type="float">
            <text:p>2.19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formula="of:=IF(OR(ISTEXT([.G26]);ISTEXT([.H26]));&quot;&quot;;IF([.G26]=[.H26];&quot;equal&quot;;-LOG(ABS([.G26]-[.H26])/MAX(ABS([.G26]);ABS([.H26]));10)))">
            <text:p/>
          </table:table-cell>
          <table:table-cell table:formula="of:=IF(OR(ISTEXT([.H26]);ISTEXT([.I26]));&quot;&quot;;IF([.H26]=[.I26];&quot;equal&quot;;-LOG(ABS([.H26]-[.I26])/MAX(ABS([.H26]);ABS([.I26]));10)))">
            <text:p/>
          </table:table-cell>
          <table:table-cell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2" calcext:value-type="float">
            <text:p>2.0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5" calcext:value-type="float">
            <text:p>1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_st</text:p>
          </table:table-cell>
          <table:table-cell table:style-name="ce2" office:value-type="string" calcext:value-type="string">
            <text:p>rev_st</text:p>
          </table:table-cell>
          <table:table-cell table:number-columns-repeated="2" table:style-name="ce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25" calcext:value-type="float">
            <text:p>1.25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8" calcext:value-type="float">
            <text:p>1.8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525" calcext:value-type="float">
            <text:p>-5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00246" calcext:value-type="float">
            <text:p>2.46E-11</text:p>
          </table:table-cell>
          <table:table-cell table:formula="of:=0.0000000000984*0.25" office:value-type="float" office:value="0.0000000000246" calcext:value-type="float">
            <text:p>2.46E-11</text:p>
          </table:table-cell>
          <table:table-cell table:number-columns-repeated="2" table:style-name="ce1" office:value-type="float" office:value="0.0000000000246" calcext:value-type="float">
            <text:p>2.46E-11</text:p>
          </table:table-cell>
          <table:table-cell table:formula="of:=IF(OR(ISTEXT([.G36]);ISTEXT([.H36]));&quot;&quot;;IF([.G36]=[.H36];&quot;equal&quot;;-LOG(ABS([.G36]-[.H36])/MAX(ABS([.G36]);ABS([.H36]));10)))" office:value-type="string" office:string-value="equal" calcext:value-type="string">
            <text:p>equal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alled \bar{I} in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0266" calcext:value-type="float">
            <text:p>7.60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4665" calcext:value-type="float">
            <text:p>7.65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3" office:value-type="float" office:value="1805.6" calcext:value-type="float">
            <text:p>1805.6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float" office:value="0.194580707149738" calcext:value-type="float">
            <text:p>0.1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AN)'.K19:'Parameters (AN)'.M86 'Parameters (AN)'.K2:'Parameters (AN)'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AN)'.K17:'Parameters (AN)'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)" table:style-name="ta1">
        <table:table-column table:style-name="co1" table:number-columns-repeated="10" table:default-cell-style-name="Default"/>
        <table:table-column table:style-name="co1" table:number-columns-repeated="3" table:default-cell-style-name="ce2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2/68" calcext:value-type="string">
            <text:p>2/68</text:p>
          </table:table-cell>
          <table:table-cell table:formula="of:=COUNTIF([.L2:.L86];&quot;&lt;1&quot;)&amp;&quot;/&quot;&amp;(COUNTA([.L2:.L86])-COUNTBLANK([.L2:.L86]))" office:value-type="string" office:string-value="5/74" calcext:value-type="string">
            <text:p>5/74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36327" calcext:value-type="float">
            <text:p>3.63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139828160477741" calcext:value-type="float">
            <text:p>0.14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8" table:formula="of:=IF(OR(ISTEXT([.G8]);ISTEXT([.H8]));&quot;&quot;;IF([.G8]=[.H8];&quot;equal&quot;;-LOG(ABS([.G8]-[.H8])/MAX(ABS([.G8]);ABS([.H8]));10)))">
            <text:p/>
          </table:table-cell>
          <table:table-cell table:style-name="ce18" table:formula="of:=IF(OR(ISTEXT([.H8]);ISTEXT([.I8]));&quot;&quot;;IF([.H8]=[.I8];&quot;equal&quot;;-LOG(ABS([.H8]-[.I8])/MAX(ABS([.H8]);ABS([.I8]));10)))">
            <text:p/>
          </table:table-cell>
          <table:table-cell table:style-name="ce18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5" calcext:value-type="float">
            <text:p>-5.00E-0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>
            <text:p/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float" office:value="0.000000000029" calcext:value-type="float">
            <text:p>2.90E-11</text:p>
          </table:table-cell>
          <table:table-cell table:style-name="ce1" office:value-type="float" office:value="0.00000000004" calcext:value-type="float">
            <text:p>4.00E-11</text:p>
          </table:table-cell>
          <table:table-cell table:style-name="ce5" office:value-type="float" office:value="0.000000000029" calcext:value-type="float">
            <text:p>2.9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560667306169737" calcext:value-type="float">
            <text:p>0.56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of N and NH cell?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37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37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6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6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6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6] / 96485.33212 * LOG([.J4]/[.J6])" office:value-type="float" office:value="-0.0377661201386988" calcext:value-type="float">
            <text:p>-3.78E-02</text:p>
          </table:table-cell>
          <table:table-cell table:formula="of:=IF(OR(ISTEXT([.G17]);ISTEXT([.H17]));&quot;&quot;;IF([.G17]=[.H17];&quot;equal&quot;;-LOG(ABS([.G17]-[.H17])/MAX(ABS([.G17]);ABS([.H17]));10)))" office:value-type="float" office:value="3.31548052644541" calcext:value-type="float">
            <text:p>3.32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1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g_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1" office:value-type="string" calcext:value-type="string">
            <text:p>-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equal" calcext:value-type="string">
            <text:p>equal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(s * m²)</text:p>
          </table:table-cell>
          <table:table-cell table:formula="of:=[.G18]/[.G2] * 8.31446261815324 * [.G16] / (96485.33212 * 96485.33212)" office:value-type="float" office:value="0" calcext:value-type="float">
            <text:p>0</text:p>
          </table:table-cell>
          <table:table-cell table:formula="of:=[.H18]/[.H2] * 8.31446261815324 * [.H16] / (96485.33212 * 96485.33212)" office:value-type="float" office:value="0" calcext:value-type="float">
            <text:p>0</text:p>
          </table:table-cell>
          <table:table-cell table:formula="of:=[.I18]/[.I2] * 8.31446261815324 * [.I16] / (96485.33212 * 96485.33212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19]);ISTEXT([.H19]));&quot;&quot;;IF([.G19]=[.H19];&quot;equal&quot;;-LOG(ABS([.G19]-[.H19])/MAX(ABS([.G19]);ABS([.H19]));10)))" office:value-type="string" office:string-value="equal" calcext:value-type="string">
            <text:p>equal</text:p>
          </table:table-cell>
          <table:table-cell table:formula="of:=IF(OR(ISTEXT([.H19]);ISTEXT([.I19]));&quot;&quot;;IF([.H19]=[.I19];&quot;equal&quot;;-LOG(ABS([.H19]-[.I19])/MAX(ABS([.H19]);ABS([.I19]));10)))" office:value-type="string" office:string-value="equal" calcext:value-type="string">
            <text:p>equal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20]);ISTEXT([.H20]));&quot;&quot;;IF([.G20]=[.H20];&quot;equal&quot;;-LOG(ABS([.G20]-[.H20])/MAX(ABS([.G20]);ABS([.H20]));10)))">
            <text:p/>
          </table:table-cell>
          <table:table-cell table:formula="of:=IF(OR(ISTEXT([.H20]);ISTEXT([.I20]));&quot;&quot;;IF([.H20]=[.I20];&quot;equal&quot;;-LOG(ABS([.H20]-[.I20])/MAX(ABS([.H20]);ABS([.I20]));10)))" office:value-type="float" office:value="0.00436480540245004" calcext:value-type="float">
            <text:p>0.00</text:p>
          </table:table-cell>
          <table:table-cell table:formula="of:=IF(OR(ISTEXT([.G20]);ISTEXT([.J20]));&quot;&quot;;IF([.G20]=[.J20];&quot;equal&quot;;-LOG(ABS([.G20]-[.J20])/MAX(ABS([.G20]);ABS([.J20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9" calcext:value-type="float">
            <text:p>9.00E-09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Ca,L</text:p>
          </table:table-cell>
          <table:table-cell table:style-name="ce7" office:value-type="string" calcext:value-type="string">
            <text:p>rev_l</text:p>
          </table:table-cell>
          <table:table-cell table:style-name="ce7" office:value-type="string" calcext:value-type="string">
            <text:p>E_CaL</text:p>
          </table:table-cell>
          <table:table-cell table:style-name="ce7"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0.0621" calcext:value-type="float">
            <text:p>6.21E-02</text:p>
          </table:table-cell>
          <table:table-cell table:number-columns-repeated="2" table:style-name="ce5" office:value-type="float" office:value="0.062" calcext:value-type="float">
            <text:p>6.20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2]);ISTEXT([.H22]));&quot;&quot;;IF([.G22]=[.H22];&quot;equal&quot;;-LOG(ABS([.G22]-[.H22])/MAX(ABS([.G22]);ABS([.H22]));10)))" office:value-type="float" office:value="2.79309160017657" calcext:value-type="float">
            <text:p>2.79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6.2 instead of 6.21 seems more like typo than meaningful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15" calcext:value-type="float">
            <text:p>-1.50E-02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6]);ISTEXT([.H26]));&quot;&quot;;IF([.G26]=[.H26];&quot;equal&quot;;-LOG(ABS([.G26]-[.H26])/MAX(ABS([.G26]);ABS([.H26]));10)))" office:value-type="string" office:string-value="equal" calcext:value-type="string">
            <text:p>equal</text:p>
          </table:table-cell>
          <table:table-cell table:formula="of:=IF(OR(ISTEXT([.H26]);ISTEXT([.I26]));&quot;&quot;;IF([.H26]=[.I26];&quot;equal&quot;;-LOG(ABS([.H26]-[.I26])/MAX(ABS([.H26]);ABS([.I26]));10)))" office:value-type="string" office:string-value="equal" calcext:value-type="string">
            <text:p>equal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9" table:formula="of:=IF(OR(ISTEXT([.G27]);ISTEXT([.H27]));&quot;&quot;;IF([.G27]=[.H27];&quot;equal&quot;;-LOG(ABS([.G27]-[.H27])/MAX(ABS([.G27]);ABS([.H27]));10)))">
            <text:p/>
          </table:table-cell>
          <table:table-cell table:style-name="ce19" table:formula="of:=IF(OR(ISTEXT([.H27]);ISTEXT([.I27]));&quot;&quot;;IF([.H27]=[.I27];&quot;equal&quot;;-LOG(ABS([.H27]-[.I27])/MAX(ABS([.H27]);ABS([.I27]));10)))">
            <text:p/>
          </table:table-cell>
          <table:table-cell table:style-name="ce19" table:formula="of:=IF(OR(ISTEXT([.G27]);ISTEXT([.J27]));&quot;&quot;;IF([.G27]=[.J27];&quot;equal&quot;;-LOG(ABS([.G27]-[.J27])/MAX(ABS([.G27]);ABS([.J2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35" calcext:value-type="float">
            <text:p>3.50E-09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" calcext:value-type="float">
            <text:p>1.00E-09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01" calcext:value-type="float">
            <text:p>1.00E-10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st</text:p>
          </table:table-cell>
          <table:table-cell table:style-name="ce7" office:value-type="string" calcext:value-type="string">
            <text:p>rev_st</text:p>
          </table:table-cell>
          <table:table-cell table:number-columns-repeated="2" table:style-name="ce7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style-name="ce5" office:value-type="float" office:value="0.0374" calcext:value-type="float">
            <text:p>3.74E-02</text:p>
          </table:table-cell>
          <table:table-cell table:style-name="ce1" office:value-type="float" office:value="-0.0374" calcext:value-type="float">
            <text:p>-3.74E-02</text:p>
          </table:table-cell>
          <table:table-cell table:style-name="ce1" office:value-type="float" office:value="0.0374" calcext:value-type="float">
            <text:p>3.74E-02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float" office:value="-0.301029995663981" calcext:value-type="float">
            <text:p>-0.30</text:p>
          </table:table-cell>
          <table:table-cell table:formula="of:=IF(OR(ISTEXT([.G32]);ISTEXT([.J32]));&quot;&quot;;IF([.G32]=[.J32];&quot;equal&quot;;-LOG(ABS([.G32]-[.J32])/MAX(ABS([.G32]);ABS([.J3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ellML seems to have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2" calcext:value-type="float">
            <text:p>1.2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225" calcext:value-type="float">
            <text:p>-2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43" calcext:value-type="float">
            <text:p>1.43E-10</text:p>
          </table:table-cell>
          <table:table-cell table:style-name="ce6" table:formula="of:=0.00000000007134 * 2" office:value-type="float" office:value="0.00000000014268" calcext:value-type="float">
            <text:p>1.4268E-10</text:p>
          </table:table-cell>
          <table:table-cell table:style-name="ce5" office:value-type="float" office:value="0.00000000014269" calcext:value-type="float">
            <text:p>1.43E-10</text:p>
          </table:table-cell>
          <table:table-cell table:style-name="ce5" office:value-type="float" office:value="0.000000000143" calcext:value-type="float">
            <text:p>1.43E-10</text:p>
          </table:table-cell>
          <table:table-cell table:formula="of:=IF(OR(ISTEXT([.G36]);ISTEXT([.H36]));&quot;&quot;;IF([.G36]=[.H36];&quot;equal&quot;;-LOG(ABS([.G36]-[.H36])/MAX(ABS([.G36]);ABS([.H36]));10)))" office:value-type="float" office:value="2.65018605914515" calcext:value-type="float">
            <text:p>2.65</text:p>
          </table:table-cell>
          <table:table-cell table:formula="of:=IF(OR(ISTEXT([.H36]);ISTEXT([.I36]));&quot;&quot;;IF([.H36]=[.I36];&quot;equal&quot;;-LOG(ABS([.H36]-[.I36])/MAX(ABS([.H36]);ABS([.I36]));10)))" office:value-type="float" office:value="4.15439353795664" calcext:value-type="float">
            <text:p>4.15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3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3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3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3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3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3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214" calcext:value-type="float">
            <text:p>2.14E-09</text:p>
          </table:table-cell>
          <table:table-cell table:style-name="ce6" table:formula="of:=0.0000000011832 * 1.8125" office:value-type="float" office:value="0.00000000214455" calcext:value-type="float">
            <text:p>2.14455E-09</text:p>
          </table:table-cell>
          <table:table-cell table:style-name="ce5" office:value-type="float" office:value="0.00000000214455" calcext:value-type="float">
            <text:p>2.14E-09</text:p>
          </table:table-cell>
          <table:table-cell table:style-name="ce5" office:value-type="float" office:value="0.00000000214" calcext:value-type="float">
            <text:p>2.14E-09</text:p>
          </table:table-cell>
          <table:table-cell table:formula="of:=IF(OR(ISTEXT([.G39]);ISTEXT([.H39]));&quot;&quot;;IF([.G39]=[.H39];&quot;equal&quot;;-LOG(ABS([.G39]-[.H39])/MAX(ABS([.G39]);ABS([.H39]));10)))" office:value-type="float" office:value="2.67332477957476" calcext:value-type="float">
            <text:p>2.6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5056" calcext:value-type="float">
            <text:p>5.51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67277" calcext:value-type="float">
            <text:p>5.6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style-name="ce6" table:formula="of:= 1/1000 * (([.$H14] - 0.00000000002) / 0.000000000045 * (0.000000000007147123 - 0.00000000000219911) + 0.00000000000219911)" office:value-type="float" office:value="3.1887126E-015" calcext:value-type="float">
            <text:p>3.1887126E-15</text:p>
          </table:table-cell>
          <table:table-cell table:style-name="ce5" table:formula="of:=3.18872E-015" office:value-type="float" office:value="3.18872E-015" calcext:value-type="float">
            <text:p>3.19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1.05090650227752" calcext:value-type="float">
            <text:p>1.05</text:p>
          </table:table-cell>
          <table:table-cell table:formula="of:=IF(OR(ISTEXT([.H58]);ISTEXT([.I58]));&quot;&quot;;IF([.H58]=[.I58];&quot;equal&quot;;-LOG(ABS([.H58]-[.I58])/MAX(ABS([.H58]);ABS([.I58]));10)))" office:value-type="float" office:value="5.63438466600122" calcext:value-type="float">
            <text:p>5.63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43492067E-015" calcext:value-type="float">
            <text:p>1.43492067E-15</text:p>
          </table:table-cell>
          <table:table-cell table:formula="of:=0.46*[.I58]-[.I60]" office:value-type="float" office:value="1.434924E-015" calcext:value-type="float">
            <text:p>1.434924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1.05090650227752" calcext:value-type="float">
            <text:p>1.05</text:p>
          </table:table-cell>
          <table:table-cell table:formula="of:=IF(OR(ISTEXT([.H59]);ISTEXT([.I59]));&quot;&quot;;IF([.H59]=[.I59];&quot;equal&quot;;-LOG(ABS([.H59]-[.I59])/MAX(ABS([.H59]);ABS([.I59]));10)))" office:value-type="float" office:value="5.63438466596779" calcext:value-type="float">
            <text:p>5.63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3.1887126E-017" calcext:value-type="float">
            <text:p>3.1887126E-17</text:p>
          </table:table-cell>
          <table:table-cell table:formula="of:=0.01*[.I58]" office:value-type="float" office:value="3.18872E-017" calcext:value-type="float">
            <text:p>3.18872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1.05090650227752" calcext:value-type="float">
            <text:p>1.05</text:p>
          </table:table-cell>
          <table:table-cell table:formula="of:=IF(OR(ISTEXT([.H60]);ISTEXT([.I60]));&quot;&quot;;IF([.H60]=[.I60];&quot;equal&quot;;-LOG(ABS([.H60]-[.I60])/MAX(ABS([.H60]);ABS([.I60]));10)))" office:value-type="float" office:value="5.63438466600556" calcext:value-type="float">
            <text:p>5.63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3.82645512E-018" calcext:value-type="float">
            <text:p>3.82645512E-18</text:p>
          </table:table-cell>
          <table:table-cell table:formula="of:=0.0012*[.I58]" office:value-type="float" office:value="3.826464E-018" calcext:value-type="float">
            <text:p>3.826464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1.05090650227752" calcext:value-type="float">
            <text:p>1.05</text:p>
          </table:table-cell>
          <table:table-cell table:formula="of:=IF(OR(ISTEXT([.H61]);ISTEXT([.I61]));&quot;&quot;;IF([.H61]=[.I61];&quot;equal&quot;;-LOG(ABS([.H61]-[.I61])/MAX(ABS([.H61]);ABS([.I61]));10)))" office:value-type="float" office:value="5.63438466599049" calcext:value-type="float">
            <text:p>5.63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3.698906616E-017" calcext:value-type="float">
            <text:p>3.698906616E-17</text:p>
          </table:table-cell>
          <table:table-cell table:formula="of:=0.0116*[.I58]" office:value-type="float" office:value="3.6989152E-017" calcext:value-type="float">
            <text:p>3.6989152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1.05090650227752" calcext:value-type="float">
            <text:p>1.05</text:p>
          </table:table-cell>
          <table:table-cell table:formula="of:=IF(OR(ISTEXT([.H62]);ISTEXT([.I62]));&quot;&quot;;IF([.H62]=[.I62];&quot;equal&quot;;-LOG(ABS([.H62]-[.I62])/MAX(ABS([.H62]);ABS([.I62]));10)))" office:value-type="float" office:value="5.63438466602427" calcext:value-type="float">
            <text:p>5.63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6" office:value-type="float" office:value="1500" calcext:value-type="float">
            <text:p>1500</text:p>
          </table:table-cell>
          <table:table-cell table:style-name="ce13" office:value-type="float" office:value="1500" calcext:value-type="float">
            <text:p>1500</text:p>
          </table:table-cell>
          <table:table-cell table:formula="of:=IF(OR(ISTEXT([.G83]);ISTEXT([.H83]));&quot;&quot;;IF([.G83]=[.H83];&quot;equal&quot;;-LOG(ABS([.G83]-[.H83])/MAX(ABS([.G83]);ABS([.H83]));10)))" office:value-type="float" office:value="0.154901959985743" calcext:value-type="float">
            <text:p>0.15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float" office:value="0.154901959985743" calcext:value-type="float">
            <text:p>0.15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)'.K39:'Parameters (N)'.M86 'Parameters (N)'.K28:'Parameters (N)'.M36 'Parameters (N)'.K16:'Parameters (N)'.M26 'Parameters (N)'.K2:'Parameters (N)'.M7 'Parameters (N)'.K9:'Parameter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7:'Parameters (N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27:'Parameters (N)'.M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8:'Parameter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H)" table:style-name="ta1">
        <table:table-column table:style-name="co1" table:number-columns-repeated="10" table:default-cell-style-name="Default"/>
        <table:table-column table:style-name="co1" table:number-columns-repeated="3" table:default-cell-style-name="ce2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8/69" calcext:value-type="string">
            <text:p>8/69</text:p>
          </table:table-cell>
          <table:table-cell table:formula="of:=COUNTIF([.L2:.L86];&quot;&lt;1&quot;)&amp;&quot;/&quot;&amp;(COUNTA([.L2:.L86])-COUNTBLANK([.L2:.L86]))" office:value-type="string" office:string-value="4/76" calcext:value-type="string">
            <text:p>4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13399" calcext:value-type="float">
            <text:p>1.34E-04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595721222536395" calcext:value-type="float">
            <text:p>0.60</text:p>
          </table:table-cell>
          <table:table-cell table:formula="of:=IF(OR(ISTEXT([.H7]);ISTEXT([.I7]));&quot;&quot;;IF([.H7]=[.I7];&quot;equal&quot;;-LOG(ABS([.H7]-[.I7])/MAX(ABS([.H7]);ABS([.I7]));10)))">
            <text:p/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25" table:formula="of:=IF(OR(ISTEXT([.G8]);ISTEXT([.H8]));&quot;&quot;;IF([.G8]=[.H8];&quot;equal&quot;;-LOG(ABS([.G8]-[.H8])/MAX(ABS([.G8]);ABS([.H8]));10)))">
            <text:p/>
          </table:table-cell>
          <table:table-cell table:style-name="ce25" table:formula="of:=IF(OR(ISTEXT([.H8]);ISTEXT([.I8]));&quot;&quot;;IF([.H8]=[.I8];&quot;equal&quot;;-LOG(ABS([.H8]-[.I8])/MAX(ABS([.H8]);ABS([.I8]));10)))">
            <text:p/>
          </table:table-cell>
          <table:table-cell table:style-name="ce25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744" calcext:value-type="float">
            <text:p>-7.44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5974035847699" calcext:value-type="float">
            <text:p>0.14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1" office:value-type="float" office:value="0.00000000004" calcext:value-type="float">
            <text:p>4.00E-11</text:p>
          </table:table-cell>
          <table:table-cell table:style-name="ce5" office:value-type="float" office:value="0.000029" calcext:value-type="float">
            <text:p>2.90E-05</text:p>
          </table:table-cell>
          <table:table-cell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000000599027284713652" calcext:value-type="float">
            <text:p>0.00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values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21" calcext:value-type="float">
            <text:p>2.10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5" office:value-type="float" office:value="0.0621" calcext:value-type="float">
            <text:p>6.21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26" table:formula="of:=IF(OR(ISTEXT([.G26]);ISTEXT([.H26]));&quot;&quot;;IF([.G26]=[.H26];&quot;equal&quot;;-LOG(ABS([.G26]-[.H26])/MAX(ABS([.G26]);ABS([.H26]));10)))">
            <text:p/>
          </table:table-cell>
          <table:table-cell table:style-name="ce26" table:formula="of:=IF(OR(ISTEXT([.H26]);ISTEXT([.I26]));&quot;&quot;;IF([.H26]=[.I26];&quot;equal&quot;;-LOG(ABS([.H26]-[.I26])/MAX(ABS([.H26]);ABS([.I26]));10)))">
            <text:p/>
          </table:table-cell>
          <table:table-cell table:style-name="ce26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4" calcext:value-type="float">
            <text:p>1.4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>
            <text:p/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_st</text:p>
          </table:table-cell>
          <table:table-cell office:value-type="string" calcext:value-type="string">
            <text:p>rev_st</text:p>
          </table:table-cell>
          <table:table-cell table:number-columns-repeated="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5" calcext:value-type="float">
            <text:p>1.50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4" calcext:value-type="float">
            <text:p>-4.00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97" calcext:value-type="float">
            <text:p>1.97E-10</text:p>
          </table:table-cell>
          <table:table-cell table:style-name="ce6" table:formula="of:=0.0000000000984 * 2" office:value-type="float" office:value="0.0000000001968" calcext:value-type="float">
            <text:p>1.968E-10</text:p>
          </table:table-cell>
          <table:table-cell table:style-name="ce5" office:value-type="float" office:value="0.0000000001968" calcext:value-type="float">
            <text:p>1.97E-10</text:p>
          </table:table-cell>
          <table:table-cell table:style-name="ce5" office:value-type="float" office:value="0.000000000197" calcext:value-type="float">
            <text:p>1.97E-10</text:p>
          </table:table-cell>
          <table:table-cell table:formula="of:=IF(OR(ISTEXT([.G36]);ISTEXT([.H36]));&quot;&quot;;IF([.G36]=[.H36];&quot;equal&quot;;-LOG(ABS([.G36]-[.H36])/MAX(ABS([.G36]);ABS([.H36]));10)))" office:value-type="float" office:value="2.99343623049765" calcext:value-type="float">
            <text:p>2.99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30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30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30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30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30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30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2428" calcext:value-type="float">
            <text:p>7.42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6918" calcext:value-type="float">
            <text:p>7.4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3" office:value-type="float" office:value="1805.6" calcext:value-type="float">
            <text:p>1805.6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float" office:value="0.194580707149738" calcext:value-type="float">
            <text:p>0.19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H)'.K39:'Parameters (NH)'.M86 'Parameters (NH)'.K27:'Parameters (NH)'.M36 'Parameters (NH)'.K9:'Parameters (NH)'.M25 'Parameters (NH)'.K2:'Parameters (NH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37:'Parameters (NH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26:'Parameters (NH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8:'Parameter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AN)" table:style-name="ta1">
        <table:table-column table:style-name="co1" table:number-columns-repeated="6" table:default-cell-style-name="Default"/>
        <table:table-column table:style-name="co1" table:number-columns-repeated="4" table:default-cell-style-name="ce27"/>
        <table:table-column table:style-name="co1" table:default-cell-style-name="Default"/>
        <table:table-column table:style-name="co1" table:number-columns-repeated="3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Steady stat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31" office:value-type="float" office:value="-0.07003" calcext:value-type="float">
            <text:p>-0.070030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float" office:value="-0.070219" calcext:value-type="float">
            <text:p>-0.070219</text:p>
          </table:table-cell>
          <table:table-cell table:style-name="ce31" office:value-type="float" office:value="-0.071554" calcext:value-type="float">
            <text:p>-0.071554</text:p>
          </table:table-cell>
          <table:table-cell office:value-type="string" calcext:value-type="string">
            <text:p>-</text:p>
          </table:table-cell>
          <table:table-cell table:style-name="ce57" table:formula="of:=IF(OR(ISTEXT([.G2]);ISTEXT([.I2]));&quot;&quot;;IF([.G2]=[.I2];&quot;equal&quot;;-LOG(ABS([.G2]-[.I2])/MAX(ABS([.G2]);ABS([.I2]));10)))" office:value-type="float" office:value="2.56999283614299" calcext:value-type="float">
            <text:p>2.57</text:p>
          </table:table-cell>
          <table:table-cell table:style-name="ce57" table:formula="of:=IF(OR(ISTEXT([.I2]);ISTEXT([.J2]));&quot;&quot;;IF([.I2]=[.J2];&quot;equal&quot;;-LOG(ABS([.I2]-[.J2])/MAX(ABS([.I2]);ABS([.J2]));10)))" office:value-type="float" office:value="1.72915265093288" calcext:value-type="float">
            <text:p>1.73</text:p>
          </table:table-cell>
          <table:table-cell table:style-name="ce57" table:formula="of:=IF(OR(ISTEXT([.G2]);ISTEXT([.K2]));&quot;&quot;;IF([.G2]=[.K2];&quot;equal&quot;;-LOG(ABS([.G2]-[.K2])/MAX(ABS([.G2]);ABS([.K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7677" calcext:value-type="float">
            <text:p>0.0127677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104794" calcext:value-type="float">
            <text:p>0.0104794</text:p>
          </table:table-cell>
          <table:table-cell office:value-type="float" office:value="0.01227" calcext:value-type="float">
            <text:p>0.01227</text:p>
          </table:table-cell>
          <table:table-cell table:style-name="ce58" table:formula="of:=IF(OR(ISTEXT([.G3]);ISTEXT([.I3]));&quot;&quot;;IF([.G3]=[.I3];&quot;equal&quot;;-LOG(ABS([.G3]-[.I3])/MAX(ABS([.G3]);ABS([.I3]));10)))" office:value-type="float" office:value="1.8190213816563" calcext:value-type="float">
            <text:p>1.82</text:p>
          </table:table-cell>
          <table:table-cell table:style-name="ce58" table:formula="of:=IF(OR(ISTEXT([.I3]);ISTEXT([.J3]));&quot;&quot;;IF([.I3]=[.J3];&quot;equal&quot;;-LOG(ABS([.I3]-[.J3])/MAX(ABS([.I3]);ABS([.J3]));10)))" office:value-type="float" office:value="0.798905740690422" calcext:value-type="float">
            <text:p>0.80</text:p>
          </table:table-cell>
          <table:table-cell table:style-name="ce58" table:formula="of:=IF(OR(ISTEXT([.G3]);ISTEXT([.K3]));&quot;&quot;;IF([.G3]=[.K3];&quot;equal&quot;;-LOG(ABS([.G3]-[.K3])/MAX(ABS([.G3]);ABS([.K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62" calcext:value-type="float">
            <text:p>0.6162</text:p>
          </table:table-cell>
          <table:table-cell table:style-name="ce28" office:value-type="float" office:value="0.721852" calcext:value-type="float">
            <text:p>0.721852</text:p>
          </table:table-cell>
          <table:table-cell table:style-name="ce28" office:value-type="float" office:value="0.63777" calcext:value-type="float">
            <text:p>0.63777</text:p>
          </table:table-cell>
          <table:table-cell office:value-type="float" office:value="0.788348" calcext:value-type="float">
            <text:p>0.788348</text:p>
          </table:table-cell>
          <table:table-cell office:value-type="float" office:value="0.6162" calcext:value-type="float">
            <text:p>0.6162</text:p>
          </table:table-cell>
          <table:table-cell table:style-name="ce59" table:formula="of:=IF(OR(ISTEXT([.G4]);ISTEXT([.I4]));&quot;&quot;;IF([.G4]=[.I4];&quot;equal&quot;;-LOG(ABS([.G4]-[.I4])/MAX(ABS([.G4]);ABS([.I4]));10)))" office:value-type="float" office:value="1.47081394154964" calcext:value-type="float">
            <text:p>1.47</text:p>
          </table:table-cell>
          <table:table-cell table:style-name="ce59" table:formula="of:=IF(OR(ISTEXT([.I4]);ISTEXT([.J4]));&quot;&quot;;IF([.I4]=[.J4];&quot;equal&quot;;-LOG(ABS([.I4]-[.J4])/MAX(ABS([.I4]);ABS([.J4]));10)))" office:value-type="float" office:value="0.718956445699047" calcext:value-type="float">
            <text:p>0.72</text:p>
          </table:table-cell>
          <table:table-cell table:style-name="ce59" table:formula="of:=IF(OR(ISTEXT([.G4]);ISTEXT([.K4]));&quot;&quot;;IF([.G4]=[.K4];&quot;equal&quot;;-LOG(ABS([.G4]-[.K4])/MAX(ABS([.G4]);ABS([.K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1852" calcext:value-type="float">
            <text:p>0.721852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792211" calcext:value-type="float">
            <text:p>0.792211</text:p>
          </table:table-cell>
          <table:table-cell office:value-type="float" office:value="0.717" calcext:value-type="float">
            <text:p>0.717</text:p>
          </table:table-cell>
          <table:table-cell table:style-name="ce59" table:formula="of:=IF(OR(ISTEXT([.G5]);ISTEXT([.I5]));&quot;&quot;;IF([.G5]=[.I5];&quot;equal&quot;;-LOG(ABS([.G5]-[.I5])/MAX(ABS([.G5]);ABS([.I5]));10)))" office:value-type="float" office:value="1.84763117965796" calcext:value-type="float">
            <text:p>1.85</text:p>
          </table:table-cell>
          <table:table-cell table:style-name="ce59" table:formula="of:=IF(OR(ISTEXT([.I5]);ISTEXT([.J5]));&quot;&quot;;IF([.I5]=[.J5];&quot;equal&quot;;-LOG(ABS([.I5]-[.J5])/MAX(ABS([.I5]);ABS([.J5]));10)))" office:value-type="float" office:value="1.08672333340851" calcext:value-type="float">
            <text:p>1.09</text:p>
          </table:table-cell>
          <table:table-cell table:style-name="ce59" table:formula="of:=IF(OR(ISTEXT([.G5]);ISTEXT([.K5]));&quot;&quot;;IF([.G5]=[.K5];&quot;equal&quot;;-LOG(ABS([.G5]-[.K5])/MAX(ABS([.G5]);ABS([.K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004069" calcext:value-type="float">
            <text:p>4.06900E-05</text:p>
          </table:table-cell>
          <table:table-cell table:style-name="ce40" office:value-type="float" office:value="0.0000406513" calcext:value-type="float">
            <text:p>4.06513E-05</text:p>
          </table:table-cell>
          <table:table-cell table:style-name="ce40" office:value-type="float" office:value="0.000039525" calcext:value-type="float">
            <text:p>3.95250E-05</text:p>
          </table:table-cell>
          <table:table-cell table:style-name="ce40" office:value-type="float" office:value="0.0000322867" calcext:value-type="float">
            <text:p>3.22867E-05</text:p>
          </table:table-cell>
          <table:table-cell table:style-name="ce50" office:value-type="float" office:value="0.00004069" calcext:value-type="float">
            <text:p>4.069E-05</text:p>
          </table:table-cell>
          <table:table-cell table:style-name="ce62" table:formula="of:=IF(OR(ISTEXT([.G6]);ISTEXT([.I6]));&quot;&quot;;IF([.G6]=[.I6];&quot;equal&quot;;-LOG(ABS([.G6]-[.I6])/MAX(ABS([.G6]);ABS([.I6]));10)))" office:value-type="float" office:value="1.54316176449125" calcext:value-type="float">
            <text:p>1.54</text:p>
          </table:table-cell>
          <table:table-cell table:style-name="ce62" table:formula="of:=IF(OR(ISTEXT([.I6]);ISTEXT([.J6]));&quot;&quot;;IF([.I6]=[.J6];&quot;equal&quot;;-LOG(ABS([.I6]-[.J6])/MAX(ABS([.I6]);ABS([.J6]));10)))" office:value-type="float" office:value="0.737235299604855" calcext:value-type="float">
            <text:p>0.74</text:p>
          </table:table-cell>
          <table:table-cell table:style-name="ce62" table:formula="of:=IF(OR(ISTEXT([.G6]);ISTEXT([.K6]));&quot;&quot;;IF([.G6]=[.K6];&quot;equal&quot;;-LOG(ABS([.G6]-[.K6])/MAX(ABS([.G6]);ABS([.K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502" calcext:value-type="float">
            <text:p>0.998502</text:p>
          </table:table-cell>
          <table:table-cell office:value-type="float" office:value="0.99854" calcext:value-type="float">
            <text:p>0.99854</text:p>
          </table:table-cell>
          <table:table-cell table:formula="of:=0.998816" office:value-type="float" office:value="0.998816" calcext:value-type="float">
            <text:p>0.998816</text:p>
          </table:table-cell>
          <table:table-cell office:value-type="float" office:value="0.9985" calcext:value-type="float">
            <text:p>0.9985</text:p>
          </table:table-cell>
          <table:table-cell table:style-name="ce62" table:formula="of:=IF(OR(ISTEXT([.G7]);ISTEXT([.I7]));&quot;&quot;;IF([.G7]=[.I7];&quot;equal&quot;;-LOG(ABS([.G7]-[.I7])/MAX(ABS([.G7]);ABS([.I7]));10)))" office:value-type="float" office:value="4.39730547540715" calcext:value-type="float">
            <text:p>4.40</text:p>
          </table:table-cell>
          <table:table-cell table:style-name="ce62" table:formula="of:=IF(OR(ISTEXT([.I7]);ISTEXT([.J7]));&quot;&quot;;IF([.I7]=[.J7];&quot;equal&quot;;-LOG(ABS([.I7]-[.J7])/MAX(ABS([.I7]);ABS([.J7]));10)))" office:value-type="float" office:value="3.55857640861847" calcext:value-type="float">
            <text:p>3.56</text:p>
          </table:table-cell>
          <table:table-cell table:style-name="ce62" table:formula="of:=IF(OR(ISTEXT([.G7]);ISTEXT([.K7]));&quot;&quot;;IF([.G7]=[.K7];&quot;equal&quot;;-LOG(ABS([.G7]-[.K7])/MAX(ABS([.G7]);ABS([.K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9875" calcext:value-type="float">
            <text:p>0.9875</text:p>
          </table:table-cell>
          <table:table-cell table:style-name="ce28" office:value-type="float" office:value="0.998502" calcext:value-type="float">
            <text:p>0.998502</text:p>
          </table:table-cell>
          <table:table-cell table:style-name="ce28" office:value-type="float" office:value="0.99111" calcext:value-type="float">
            <text:p>0.99111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875" calcext:value-type="float">
            <text:p>0.9875</text:p>
          </table:table-cell>
          <table:table-cell table:style-name="ce62" table:formula="of:=IF(OR(ISTEXT([.G8]);ISTEXT([.I8]));&quot;&quot;;IF([.G8]=[.I8];&quot;equal&quot;;-LOG(ABS([.G8]-[.I8])/MAX(ABS([.G8]);ABS([.I8]));10)))" office:value-type="float" office:value="2.43861465615364" calcext:value-type="float">
            <text:p>2.44</text:p>
          </table:table-cell>
          <table:table-cell table:style-name="ce62" table:formula="of:=IF(OR(ISTEXT([.I8]);ISTEXT([.J8]));&quot;&quot;;IF([.I8]=[.J8];&quot;equal&quot;;-LOG(ABS([.I8]-[.J8])/MAX(ABS([.I8]);ABS([.J8]));10)))" office:value-type="float" office:value="2.11232107863694" calcext:value-type="float">
            <text:p>2.11</text:p>
          </table:table-cell>
          <table:table-cell table:style-name="ce62" table:formula="of:=IF(OR(ISTEXT([.G8]);ISTEXT([.K8]));&quot;&quot;;IF([.G8]=[.K8];&quot;equal&quot;;-LOG(ABS([.G8]-[.K8])/MAX(ABS([.G8]);ABS([.K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4" office:value-type="float" office:value="0.008857" calcext:value-type="float">
            <text:p>0.008857</text:p>
          </table:table-cell>
          <table:table-cell table:style-name="ce44" office:value-type="float" office:value="0.00880335" calcext:value-type="float">
            <text:p>0.008803</text:p>
          </table:table-cell>
          <table:table-cell office:value-type="float" office:value="0.0087042" calcext:value-type="float">
            <text:p>0.0087042</text:p>
          </table:table-cell>
          <table:table-cell office:value-type="float" office:value="0.00802881" calcext:value-type="float">
            <text:p>0.00802881</text:p>
          </table:table-cell>
          <table:table-cell table:style-name="ce1" office:value-type="float" office:value="0.008857" calcext:value-type="float">
            <text:p>8.86E-03</text:p>
          </table:table-cell>
          <table:table-cell table:style-name="ce35" table:formula="of:=IF(OR(ISTEXT([.G9]);ISTEXT([.I9]));&quot;&quot;;IF([.G9]=[.I9];&quot;equal&quot;;-LOG(ABS([.G9]-[.I9])/MAX(ABS([.G9]);ABS([.I9]));10)))" office:value-type="float" office:value="1.76316329043813" calcext:value-type="float">
            <text:p>1.76</text:p>
          </table:table-cell>
          <table:table-cell table:style-name="ce35" table:formula="of:=IF(OR(ISTEXT([.I9]);ISTEXT([.J9]));&quot;&quot;;IF([.I9]=[.J9];&quot;equal&quot;;-LOG(ABS([.I9]-[.J9])/MAX(ABS([.I9]);ABS([.J9]));10)))" office:value-type="float" office:value="1.11017423536257" calcext:value-type="float">
            <text:p>1.11</text:p>
          </table:table-cell>
          <table:table-cell table:style-name="ce35" table:formula="of:=IF(OR(ISTEXT([.G9]);ISTEXT([.K9]));&quot;&quot;;IF([.G9]=[.K9];&quot;equal&quot;;-LOG(ABS([.G9]-[.K9])/MAX(ABS([.G9]);ABS([.K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28" office:value-type="float" office:value="0.997322" calcext:value-type="float">
            <text:p>0.997322</text:p>
          </table:table-cell>
          <table:table-cell table:style-name="ce28" office:value-type="float" office:value="0.8847" calcext:value-type="float">
            <text:p>0.8847</text:p>
          </table:table-cell>
          <table:table-cell table:style-name="ce28" office:value-type="float" office:value="0.995494" calcext:value-type="float">
            <text:p>0.995494</text:p>
          </table:table-cell>
          <table:table-cell office:value-type="float" office:value="0.8734" calcext:value-type="float">
            <text:p>0.8734</text:p>
          </table:table-cell>
          <table:table-cell table:style-name="ce35" table:formula="of:=IF(OR(ISTEXT([.G10]);ISTEXT([.I10]));&quot;&quot;;IF([.G10]=[.I10];&quot;equal&quot;;-LOG(ABS([.G10]-[.I10])/MAX(ABS([.G10]);ABS([.I10]));10)))" office:value-type="float" office:value="1.89371758378804" calcext:value-type="float">
            <text:p>1.89</text:p>
          </table:table-cell>
          <table:table-cell table:style-name="ce35" table:formula="of:=IF(OR(ISTEXT([.I10]);ISTEXT([.J10]));&quot;&quot;;IF([.I10]=[.J10];&quot;equal&quot;;-LOG(ABS([.I10]-[.J10])/MAX(ABS([.I10]);ABS([.J10]));10)))" office:value-type="float" office:value="0.953522404805794" calcext:value-type="float">
            <text:p>0.95</text:p>
          </table:table-cell>
          <table:table-cell table:style-name="ce35" table:formula="of:=IF(OR(ISTEXT([.G10]);ISTEXT([.K10]));&quot;&quot;;IF([.G10]=[.K10];&quot;equal&quot;;-LOG(ABS([.G10]-[.K10])/MAX(ABS([.G10]);ABS([.K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1503" calcext:value-type="float">
            <text:p>0.1503</text:p>
          </table:table-cell>
          <table:table-cell table:style-name="ce28" office:value-type="float" office:value="0.997322" calcext:value-type="float">
            <text:p>0.997322</text:p>
          </table:table-cell>
          <table:table-cell table:style-name="ce28" office:value-type="float" office:value="0.20263" calcext:value-type="float">
            <text:p>0.20263</text:p>
          </table:table-cell>
          <table:table-cell table:style-name="ce28" office:value-type="float" office:value="0.547967" calcext:value-type="float">
            <text:p>0.547967</text:p>
          </table:table-cell>
          <table:table-cell office:value-type="float" office:value="0.1503" calcext:value-type="float">
            <text:p>0.1503</text:p>
          </table:table-cell>
          <table:table-cell table:style-name="ce35" table:formula="of:=IF(OR(ISTEXT([.G11]);ISTEXT([.I11]));&quot;&quot;;IF([.G11]=[.I11];&quot;equal&quot;;-LOG(ABS([.G11]-[.I11])/MAX(ABS([.G11]);ABS([.I11]));10)))" office:value-type="float" office:value="0.587953009689975" calcext:value-type="float">
            <text:p>0.59</text:p>
          </table:table-cell>
          <table:table-cell table:style-name="ce35" table:formula="of:=IF(OR(ISTEXT([.I11]);ISTEXT([.J11]));&quot;&quot;;IF([.I11]=[.J11];&quot;equal&quot;;-LOG(ABS([.I11]-[.J11])/MAX(ABS([.I11]);ABS([.J11]));10)))" office:value-type="float" office:value="0.200511293027077" calcext:value-type="float">
            <text:p>0.20</text:p>
          </table:table-cell>
          <table:table-cell table:style-name="ce35" table:formula="of:=IF(OR(ISTEXT([.G11]);ISTEXT([.K11]));&quot;&quot;;IF([.G11]=[.K11];&quot;equal&quot;;-LOG(ABS([.G11]-[.K11])/MAX(ABS([.G11]);ABS([.K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484" calcext:value-type="float">
            <text:p>0.0484</text:p>
          </table:table-cell>
          <table:table-cell table:style-name="ce28" office:value-type="float" office:value="0.000878452" calcext:value-type="float">
            <text:p>0.000878452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289901" calcext:value-type="float">
            <text:p>0.00289901</text:p>
          </table:table-cell>
          <table:table-cell office:value-type="float" office:value="0.0484" calcext:value-type="float">
            <text:p>0.0484</text:p>
          </table:table-cell>
          <table:table-cell table:style-name="ce36" table:formula="of:=IF(OR(ISTEXT([.G12]);ISTEXT([.I12]));&quot;&quot;;IF([.G12]=[.I12];&quot;equal&quot;;-LOG(ABS([.G12]-[.I12])/MAX(ABS([.G12]);ABS([.I12]));10)))" office:value-type="float" office:value="0.549108618134939" calcext:value-type="float">
            <text:p>0.55</text:p>
          </table:table-cell>
          <table:table-cell table:style-name="ce36" table:formula="of:=IF(OR(ISTEXT([.I12]);ISTEXT([.J12]));&quot;&quot;;IF([.I12]=[.J12];&quot;equal&quot;;-LOG(ABS([.I12]-[.J12])/MAX(ABS([.I12]);ABS([.J12]));10)))" office:value-type="float" office:value="0.0378534983057115" calcext:value-type="float">
            <text:p>0.04</text:p>
          </table:table-cell>
          <table:table-cell table:style-name="ce36" table:formula="of:=IF(OR(ISTEXT([.G12]);ISTEXT([.K12]));&quot;&quot;;IF([.G12]=[.K12];&quot;equal&quot;;-LOG(ABS([.G12]-[.K12])/MAX(ABS([.G12]);ABS([.K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7107" calcext:value-type="float">
            <text:p>0.07107</text:p>
          </table:table-cell>
          <table:table-cell table:style-name="ce28" office:value-type="float" office:value="0.000878452" calcext:value-type="float">
            <text:p>0.000878452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0907827" calcext:value-type="float">
            <text:p>0.000907827</text:p>
          </table:table-cell>
          <table:table-cell office:value-type="float" office:value="0.07107" calcext:value-type="float">
            <text:p>0.07107</text:p>
          </table:table-cell>
          <table:table-cell table:style-name="ce36" table:formula="of:=IF(OR(ISTEXT([.G13]);ISTEXT([.I13]));&quot;&quot;;IF([.G13]=[.I13];&quot;equal&quot;;-LOG(ABS([.G13]-[.I13])/MAX(ABS([.G13]);ABS([.I13]));10)))" office:value-type="float" office:value="0.291313343501162" calcext:value-type="float">
            <text:p>0.29</text:p>
          </table:table-cell>
          <table:table-cell table:style-name="ce36" table:formula="of:=IF(OR(ISTEXT([.I13]);ISTEXT([.J13]));&quot;&quot;;IF([.I13]=[.J13];&quot;equal&quot;;-LOG(ABS([.I13]-[.J13])/MAX(ABS([.I13]);ABS([.J13]));10)))" office:value-type="float" office:value="0.0115029410543736" calcext:value-type="float">
            <text:p>0.01</text:p>
          </table:table-cell>
          <table:table-cell table:style-name="ce36" table:formula="of:=IF(OR(ISTEXT([.G13]);ISTEXT([.K13]));&quot;&quot;;IF([.G13]=[.K13];&quot;equal&quot;;-LOG(ABS([.G13]-[.K13])/MAX(ABS([.G13]);ABS([.K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621" calcext:value-type="float">
            <text:p>0.986621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66" calcext:value-type="float">
            <text:p>0.9866</text:p>
          </table:table-cell>
          <table:table-cell table:style-name="ce36" table:formula="of:=IF(OR(ISTEXT([.G14]);ISTEXT([.I14]));&quot;&quot;;IF([.G14]=[.I14];&quot;equal&quot;;-LOG(ABS([.G14]-[.I14])/MAX(ABS([.G14]);ABS([.I14]));10)))" office:value-type="float" office:value="3.73894783354824" calcext:value-type="float">
            <text:p>3.74</text:p>
          </table:table-cell>
          <table:table-cell table:style-name="ce36" table:formula="of:=IF(OR(ISTEXT([.I14]);ISTEXT([.J14]));&quot;&quot;;IF([.I14]=[.J14];&quot;equal&quot;;-LOG(ABS([.I14]-[.J14])/MAX(ABS([.I14]);ABS([.J14]));10)))" office:value-type="float" office:value="2.94938561048455" calcext:value-type="float">
            <text:p>2.95</text:p>
          </table:table-cell>
          <table:table-cell table:style-name="ce36" table:formula="of:=IF(OR(ISTEXT([.G14]);ISTEXT([.K14]));&quot;&quot;;IF([.G14]=[.K14];&quot;equal&quot;;-LOG(ABS([.G14]-[.K14])/MAX(ABS([.G14]);ABS([.K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.231893" calcext:value-type="float">
            <text:p>0.231893</text:p>
          </table:table-cell>
          <table:table-cell office:value-type="string" calcext:value-type="string">
            <text:p>-</text:p>
          </table:table-cell>
          <table:table-cell table:style-name="ce37" table:formula="of:=IF(OR(ISTEXT([.G15]);ISTEXT([.I15]));&quot;&quot;;IF([.G15]=[.I15];&quot;equal&quot;;-LOG(ABS([.G15]-[.I15])/MAX(ABS([.G15]);ABS([.I15]));10)))">
            <text:p/>
          </table:table-cell>
          <table:table-cell table:style-name="ce37" table:formula="of:=IF(OR(ISTEXT([.I15]);ISTEXT([.J15]));&quot;&quot;;IF([.I15]=[.J15];&quot;equal&quot;;-LOG(ABS([.I15]-[.J15])/MAX(ABS([.I15]);ABS([.J15]));10)))">
            <text:p/>
          </table:table-cell>
          <table:table-cell table:style-name="ce37" table:formula="of:=IF(OR(ISTEXT([.G15]);ISTEXT([.K15]));&quot;&quot;;IF([.G15]=[.K15];&quot;equal&quot;;-LOG(ABS([.G15]-[.K15])/MAX(ABS([.G15]);ABS([.K1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.0758461" calcext:value-type="float">
            <text:p>0.0758461</text:p>
          </table:table-cell>
          <table:table-cell office:value-type="string" calcext:value-type="string">
            <text:p>-</text:p>
          </table:table-cell>
          <table:table-cell table:style-name="ce38" table:formula="of:=IF(OR(ISTEXT([.G16]);ISTEXT([.I16]));&quot;&quot;;IF([.G16]=[.I16];&quot;equal&quot;;-LOG(ABS([.G16]-[.I16])/MAX(ABS([.G16]);ABS([.I16]));10)))">
            <text:p/>
          </table:table-cell>
          <table:table-cell table:style-name="ce38" table:formula="of:=IF(OR(ISTEXT([.I16]);ISTEXT([.J16]));&quot;&quot;;IF([.I16]=[.J16];&quot;equal&quot;;-LOG(ABS([.I16]-[.J16])/MAX(ABS([.I16]);ABS([.J16]));10)))">
            <text:p/>
          </table:table-cell>
          <table:table-cell table:style-name="ce38" table:formula="of:=IF(OR(ISTEXT([.G16]);ISTEXT([.K16]));&quot;&quot;;IF([.G16]=[.K16];&quot;equal&quot;;-LOG(ABS([.G16]-[.K16])/MAX(ABS([.G16]);ABS([.K16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0.943346" calcext:value-type="float">
            <text:p>0.943346</text:p>
          </table:table-cell>
          <table:table-cell office:value-type="string" calcext:value-type="string">
            <text:p>-</text:p>
          </table:table-cell>
          <table:table-cell table:style-name="ce38" table:formula="of:=IF(OR(ISTEXT([.G17]);ISTEXT([.I17]));&quot;&quot;;IF([.G17]=[.I17];&quot;equal&quot;;-LOG(ABS([.G17]-[.I17])/MAX(ABS([.G17]);ABS([.I17]));10)))">
            <text:p/>
          </table:table-cell>
          <table:table-cell table:style-name="ce38" table:formula="of:=IF(OR(ISTEXT([.I17]);ISTEXT([.J17]));&quot;&quot;;IF([.I17]=[.J17];&quot;equal&quot;;-LOG(ABS([.I17]-[.J17])/MAX(ABS([.I17]);ABS([.J17]));10)))">
            <text:p/>
          </table:table-cell>
          <table:table-cell table:style-name="ce38" table:formula="of:=IF(OR(ISTEXT([.G17]);ISTEXT([.K17]));&quot;&quot;;IF([.G17]=[.K17];&quot;equal&quot;;-LOG(ABS([.G17]-[.K17])/MAX(ABS([.G17]);ABS([.K17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1206" calcext:value-type="float">
            <text:p>1.2060E-04</text:p>
          </table:table-cell>
          <table:table-cell table:style-name="ce45" office:value-type="string" calcext:value-type="string">
            <text:p>-</text:p>
          </table:table-cell>
          <table:table-cell table:style-name="ce45" table:formula="of:=['Parameters (AN)'.H7]" office:value-type="float" office:value="0.00010817" calcext:value-type="float">
            <text:p>1.0817E-04</text:p>
          </table:table-cell>
          <table:table-cell table:style-name="ce45" office:value-type="float" office:value="0.000031043" calcext:value-type="float">
            <text:p>3.1043E-05</text:p>
          </table:table-cell>
          <table:table-cell table:style-name="ce50" office:value-type="float" office:value="0.0001206" calcext:value-type="float">
            <text:p>1.206E-04</text:p>
          </table:table-cell>
          <table:table-cell table:formula="of:=IF(OR(ISTEXT([.G18]);ISTEXT([.I18]));&quot;&quot;;IF([.G18]=[.I18];&quot;equal&quot;;-LOG(ABS([.G18]-[.I18])/MAX(ABS([.G18]);ABS([.I18]));10)))" office:value-type="float" office:value="0.986876179162488" calcext:value-type="float">
            <text:p>0.99</text:p>
          </table:table-cell>
          <table:table-cell table:formula="of:=IF(OR(ISTEXT([.I18]);ISTEXT([.J18]));&quot;&quot;;IF([.I18]=[.J18];&quot;equal&quot;;-LOG(ABS([.I18]-[.J18])/MAX(ABS([.I18]);ABS([.J18]));10)))" office:value-type="float" office:value="0.146900390718833" calcext:value-type="float">
            <text:p>0.15</text:p>
          </table:table-cell>
          <table:table-cell table:formula="of:=IF(OR(ISTEXT([.G18]);ISTEXT([.K18]));&quot;&quot;;IF([.G18]=[.K18];&quot;equal&quot;;-LOG(ABS([.G18]-[.K18])/MAX(ABS([.G18]);ABS([.K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06397" calcext:value-type="float">
            <text:p>6.3970E-05</text:p>
          </table:table-cell>
          <table:table-cell table:style-name="ce45" office:value-type="string" calcext:value-type="string">
            <text:p>-</text:p>
          </table:table-cell>
          <table:table-cell table:style-name="ce1" office:value-type="float" office:value="0.0000586" calcext:value-type="float">
            <text:p>5.86E-05</text:p>
          </table:table-cell>
          <table:table-cell table:style-name="ce48" office:value-type="float" office:value="0.0000286963" calcext:value-type="float">
            <text:p>2.86963E-05</text:p>
          </table:table-cell>
          <table:table-cell table:style-name="ce50" office:value-type="float" office:value="0.00006397" calcext:value-type="float">
            <text:p>6.397E-05</text:p>
          </table:table-cell>
          <table:table-cell table:formula="of:=IF(OR(ISTEXT([.G19]);ISTEXT([.I19]));&quot;&quot;;IF([.G19]=[.I19];&quot;equal&quot;;-LOG(ABS([.G19]-[.I19])/MAX(ABS([.G19]);ABS([.I19]));10)))" office:value-type="float" office:value="1.07600206501801" calcext:value-type="float">
            <text:p>1.08</text:p>
          </table:table-cell>
          <table:table-cell table:formula="of:=IF(OR(ISTEXT([.I19]);ISTEXT([.J19]));&quot;&quot;;IF([.I19]=[.J19];&quot;equal&quot;;-LOG(ABS([.I19]-[.J19])/MAX(ABS([.I19]);ABS([.J19]));10)))" office:value-type="float" office:value="0.292172688892045" calcext:value-type="float">
            <text:p>0.29</text:p>
          </table:table-cell>
          <table:table-cell table:formula="of:=IF(OR(ISTEXT([.G19]);ISTEXT([.K19]));&quot;&quot;;IF([.G19]=[.K19];&quot;equal&quot;;-LOG(ABS([.G19]-[.K19])/MAX(ABS([.G19]);ABS([.K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0.4273" calcext:value-type="float">
            <text:p>0.4273</text:p>
          </table:table-cell>
          <table:table-cell table:style-name="Default" office:value-type="string" calcext:value-type="string">
            <text:p>-</text:p>
          </table:table-cell>
          <table:table-cell table:style-name="ce45" office:value-type="float" office:value="0.40019" calcext:value-type="float">
            <text:p>4.0019E-01</text:p>
          </table:table-cell>
          <table:table-cell table:style-name="Default" office:value-type="float" office:value="0.557459" calcext:value-type="float">
            <text:p>0.557459</text:p>
          </table:table-cell>
          <table:table-cell office:value-type="float" office:value="0.4273" calcext:value-type="float">
            <text:p>0.4273</text:p>
          </table:table-cell>
          <table:table-cell table:formula="of:=IF(OR(ISTEXT([.G20]);ISTEXT([.I20]));&quot;&quot;;IF([.G20]=[.I20];&quot;equal&quot;;-LOG(ABS([.G20]-[.I20])/MAX(ABS([.G20]);ABS([.I20]));10)))" office:value-type="float" office:value="1.19760337523671" calcext:value-type="float">
            <text:p>1.20</text:p>
          </table:table-cell>
          <table:table-cell table:formula="of:=IF(OR(ISTEXT([.I20]);ISTEXT([.J20]));&quot;&quot;;IF([.I20]=[.J20];&quot;equal&quot;;-LOG(ABS([.I20]-[.J20])/MAX(ABS([.I20]);ABS([.J20]));10)))" office:value-type="float" office:value="0.549569806079521" calcext:value-type="float">
            <text:p>0.55</text:p>
          </table:table-cell>
          <table:table-cell table:formula="of:=IF(OR(ISTEXT([.G20]);ISTEXT([.K20]));&quot;&quot;;IF([.G20]=[.K20];&quot;equal&quot;;-LOG(ABS([.G20]-[.K20])/MAX(ABS([.G20]);ABS([.K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1.068" calcext:value-type="float">
            <text:p>1.068</text:p>
          </table:table-cell>
          <table:table-cell table:style-name="Default" office:value-type="string" calcext:value-type="string">
            <text:p>-</text:p>
          </table:table-cell>
          <table:table-cell table:style-name="ce45" office:value-type="float" office:value="0.95955" calcext:value-type="float">
            <text:p>9.5955E-01</text:p>
          </table:table-cell>
          <table:table-cell table:style-name="Default" office:value-type="float" office:value="0.667221" calcext:value-type="float">
            <text:p>0.667221</text:p>
          </table:table-cell>
          <table:table-cell office:value-type="float" office:value="1.068" calcext:value-type="float">
            <text:p>1.068</text:p>
          </table:table-cell>
          <table:table-cell table:formula="of:=IF(OR(ISTEXT([.G21]);ISTEXT([.I21]));&quot;&quot;;IF([.G21]=[.I21];&quot;equal&quot;;-LOG(ABS([.G21]-[.I21])/MAX(ABS([.G21]);ABS([.I21]));10)))" office:value-type="float" office:value="0.993341696342325" calcext:value-type="float">
            <text:p>0.99</text:p>
          </table:table-cell>
          <table:table-cell table:formula="of:=IF(OR(ISTEXT([.I21]);ISTEXT([.J21]));&quot;&quot;;IF([.I21]=[.J21];&quot;equal&quot;;-LOG(ABS([.I21]-[.J21])/MAX(ABS([.I21]);ABS([.J21]));10)))" office:value-type="float" office:value="0.516195708835087" calcext:value-type="float">
            <text:p>0.52</text:p>
          </table:table-cell>
          <table:table-cell table:formula="of:=IF(OR(ISTEXT([.G21]);ISTEXT([.K21]));&quot;&quot;;IF([.G21]=[.K21];&quot;equal&quot;;-LOG(ABS([.G21]-[.K21])/MAX(ABS([.G21]);ABS([.K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34488" calcext:value-type="float">
            <text:p>0.0234488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0615578" calcext:value-type="float">
            <text:p>0.00615578</text:p>
          </table:table-cell>
          <table:table-cell office:value-type="float" office:value="0.02359" calcext:value-type="float">
            <text:p>0.02359</text:p>
          </table:table-cell>
          <table:table-cell table:formula="of:=IF(OR(ISTEXT([.G22]);ISTEXT([.I22]));&quot;&quot;;IF([.G22]=[.I22];&quot;equal&quot;;-LOG(ABS([.G22]-[.I22])/MAX(ABS([.G22]);ABS([.I22]));10)))" office:value-type="float" office:value="0.994875521878841" calcext:value-type="float">
            <text:p>0.99</text:p>
          </table:table-cell>
          <table:table-cell table:formula="of:=IF(OR(ISTEXT([.I22]);ISTEXT([.J22]));&quot;&quot;;IF([.I22]=[.J22];&quot;equal&quot;;-LOG(ABS([.I22]-[.J22])/MAX(ABS([.I22]);ABS([.J22]));10)))" office:value-type="float" office:value="0.148941042665209" calcext:value-type="float">
            <text:p>0.15</text:p>
          </table:table-cell>
          <table:table-cell table:formula="of:=IF(OR(ISTEXT([.G22]);ISTEXT([.K22]));&quot;&quot;;IF([.G22]=[.K22];&quot;equal&quot;;-LOG(ABS([.G22]-[.K22])/MAX(ABS([.G22]);ABS([.K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667" calcext:value-type="float">
            <text:p>0.3667</text:p>
          </table:table-cell>
          <table:table-cell table:style-name="ce28" office:value-type="float" office:value="0.298824" calcext:value-type="float">
            <text:p>0.298824</text:p>
          </table:table-cell>
          <table:table-cell table:style-name="ce28" office:value-type="float" office:value="0.33949" calcext:value-type="float">
            <text:p>0.33949</text:p>
          </table:table-cell>
          <table:table-cell table:style-name="ce28" office:value-type="float" office:value="0.112201" calcext:value-type="float">
            <text:p>0.112201</text:p>
          </table:table-cell>
          <table:table-cell office:value-type="float" office:value="0.3667" calcext:value-type="float">
            <text:p>0.3667</text:p>
          </table:table-cell>
          <table:table-cell table:formula="of:=IF(OR(ISTEXT([.G23]);ISTEXT([.I23]));&quot;&quot;;IF([.G23]=[.I23];&quot;equal&quot;;-LOG(ABS([.G23]-[.I23])/MAX(ABS([.G23]);ABS([.I23]));10)))" office:value-type="float" office:value="1.12958236818084" calcext:value-type="float">
            <text:p>1.13</text:p>
          </table:table-cell>
          <table:table-cell table:formula="of:=IF(OR(ISTEXT([.I23]);ISTEXT([.J23]));&quot;&quot;;IF([.I23]=[.J23];&quot;equal&quot;;-LOG(ABS([.I23]-[.J23])/MAX(ABS([.I23]);ABS([.J23]));10)))" office:value-type="float" office:value="0.174248568363425" calcext:value-type="float">
            <text:p>0.17</text:p>
          </table:table-cell>
          <table:table-cell table:formula="of:=IF(OR(ISTEXT([.G23]);ISTEXT([.K23]));&quot;&quot;;IF([.G23]=[.K23];&quot;equal&quot;;-LOG(ABS([.G23]-[.K23])/MAX(ABS([.G23]);ABS([.K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5594" calcext:value-type="float">
            <text:p>0.5594</text:p>
          </table:table-cell>
          <table:table-cell table:style-name="ce28" office:value-type="float" office:value="0.619453" calcext:value-type="float">
            <text:p>0.619453</text:p>
          </table:table-cell>
          <table:table-cell table:style-name="ce28" office:value-type="float" office:value="0.58343" calcext:value-type="float">
            <text:p>0.58343</text:p>
          </table:table-cell>
          <table:table-cell table:style-name="ce28" office:value-type="float" office:value="0.78431" calcext:value-type="float">
            <text:p>0.78431</text:p>
          </table:table-cell>
          <table:table-cell office:value-type="float" office:value="0.5594" calcext:value-type="float">
            <text:p>0.5594</text:p>
          </table:table-cell>
          <table:table-cell table:formula="of:=IF(OR(ISTEXT([.G24]);ISTEXT([.I24]));&quot;&quot;;IF([.G24]=[.I24];&quot;equal&quot;;-LOG(ABS([.G24]-[.I24])/MAX(ABS([.G24]);ABS([.I24]));10)))" office:value-type="float" office:value="1.38523498600012" calcext:value-type="float">
            <text:p>1.39</text:p>
          </table:table-cell>
          <table:table-cell table:formula="of:=IF(OR(ISTEXT([.I24]);ISTEXT([.J24]));&quot;&quot;;IF([.I24]=[.J24];&quot;equal&quot;;-LOG(ABS([.I24]-[.J24])/MAX(ABS([.I24]);ABS([.J24]));10)))" office:value-type="float" office:value="0.591551052621472" calcext:value-type="float">
            <text:p>0.59</text:p>
          </table:table-cell>
          <table:table-cell table:formula="of:=IF(OR(ISTEXT([.G24]);ISTEXT([.K24]));&quot;&quot;;IF([.G24]=[.K24];&quot;equal&quot;;-LOG(ABS([.G24]-[.K24])/MAX(ABS([.G24]);ABS([.K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82222" calcext:value-type="float">
            <text:p>0.0482222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0.0128957" calcext:value-type="float">
            <text:p>0.0128957</text:p>
          </table:table-cell>
          <table:table-cell office:value-type="float" office:value="0.04845" calcext:value-type="float">
            <text:p>0.04845</text:p>
          </table:table-cell>
          <table:table-cell table:formula="of:=IF(OR(ISTEXT([.G25]);ISTEXT([.I25]));&quot;&quot;;IF([.G25]=[.I25];&quot;equal&quot;;-LOG(ABS([.G25]-[.I25])/MAX(ABS([.G25]);ABS([.I25]));10)))" office:value-type="float" office:value="1.00513963965241" calcext:value-type="float">
            <text:p>1.01</text:p>
          </table:table-cell>
          <table:table-cell table:formula="of:=IF(OR(ISTEXT([.I25]);ISTEXT([.J25]));&quot;&quot;;IF([.I25]=[.J25];&quot;equal&quot;;-LOG(ABS([.I25]-[.J25])/MAX(ABS([.I25]);ABS([.J25]));10)))" office:value-type="float" office:value="0.152028354803578" calcext:value-type="float">
            <text:p>0.15</text:p>
          </table:table-cell>
          <table:table-cell table:formula="of:=IF(OR(ISTEXT([.G25]);ISTEXT([.K25]));&quot;&quot;;IF([.G25]=[.K25];&quot;equal&quot;;-LOG(ABS([.G25]-[.K25])/MAX(ABS([.G25]);ABS([.K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61711" calcext:value-type="float">
            <text:p>0.0261711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2626" calcext:value-type="float">
            <text:p>0.02626</text:p>
          </table:table-cell>
          <table:table-cell table:formula="of:=IF(OR(ISTEXT([.G26]);ISTEXT([.I26]));&quot;&quot;;IF([.G26]=[.I26];&quot;equal&quot;;-LOG(ABS([.G26]-[.I26])/MAX(ABS([.G26]);ABS([.I26]));10)))" office:value-type="float" office:value="1.08524328140657" calcext:value-type="float">
            <text:p>1.09</text:p>
          </table:table-cell>
          <table:table-cell table:formula="of:=IF(OR(ISTEXT([.I26]);ISTEXT([.J26]));&quot;&quot;;IF([.I26]=[.J26];&quot;equal&quot;;-LOG(ABS([.I26]-[.J26])/MAX(ABS([.I26]);ABS([.J26]));10)))" office:value-type="float" office:value="0.296341617109935" calcext:value-type="float">
            <text:p>0.30</text:p>
          </table:table-cell>
          <table:table-cell table:formula="of:=IF(OR(ISTEXT([.G26]);ISTEXT([.K26]));&quot;&quot;;IF([.G26]=[.K26];&quot;equal&quot;;-LOG(ABS([.G26]-[.K26])/MAX(ABS([.G26]);ABS([.K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38957" calcext:value-type="float">
            <text:p>0.338957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379" calcext:value-type="float">
            <text:p>0.3379</text:p>
          </table:table-cell>
          <table:table-cell table:formula="of:=IF(OR(ISTEXT([.G27]);ISTEXT([.I27]));&quot;&quot;;IF([.G27]=[.I27];&quot;equal&quot;;-LOG(ABS([.G27]-[.I27])/MAX(ABS([.G27]);ABS([.I27]));10)))" office:value-type="float" office:value="1.36892034468233" calcext:value-type="float">
            <text:p>1.37</text:p>
          </table:table-cell>
          <table:table-cell table:formula="of:=IF(OR(ISTEXT([.I27]);ISTEXT([.J27]));&quot;&quot;;IF([.I27]=[.J27];&quot;equal&quot;;-LOG(ABS([.I27]-[.J27])/MAX(ABS([.I27]);ABS([.J27]));10)))" office:value-type="float" office:value="0.714993472835075" calcext:value-type="float">
            <text:p>0.71</text:p>
          </table:table-cell>
          <table:table-cell table:formula="of:=IF(OR(ISTEXT([.G27]);ISTEXT([.K27]));&quot;&quot;;IF([.G27]=[.K27];&quot;equal&quot;;-LOG(ABS([.G27]-[.K27])/MAX(ABS([.G27]);ABS([.K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6" office:value-type="float" office:value="0.00003936" calcext:value-type="float">
            <text:p>3.936E-05</text:p>
          </table:table-cell>
          <table:table-cell table:style-name="ce46" office:value-type="float" office:value="0.0000073565" calcext:value-type="float">
            <text:p>7.357E-06</text:p>
          </table:table-cell>
          <table:table-cell table:style-name="ce47" office:value-type="float" office:value="0.000030851" calcext:value-type="float">
            <text:p>3.0851E-05</text:p>
          </table:table-cell>
          <table:table-cell table:style-name="ce49" office:value-type="float" office:value="0.00000891124" calcext:value-type="float">
            <text:p>8.91124E-06</text:p>
          </table:table-cell>
          <table:table-cell table:style-name="ce50" office:value-type="float" office:value="0.00003936" calcext:value-type="float">
            <text:p>3.936E-05</text:p>
          </table:table-cell>
          <table:table-cell table:formula="of:=IF(OR(ISTEXT([.G28]);ISTEXT([.I28]));&quot;&quot;;IF([.G28]=[.I28];&quot;equal&quot;;-LOG(ABS([.G28]-[.I28])/MAX(ABS([.G28]);ABS([.I28]));10)))" office:value-type="float" office:value="0.66517656610252" calcext:value-type="float">
            <text:p>0.67</text:p>
          </table:table-cell>
          <table:table-cell table:formula="of:=IF(OR(ISTEXT([.I28]);ISTEXT([.J28]));&quot;&quot;;IF([.I28]=[.J28];&quot;equal&quot;;-LOG(ABS([.I28]-[.J28])/MAX(ABS([.I28]);ABS([.J28]));10)))" office:value-type="float" office:value="0.148037373259791" calcext:value-type="float">
            <text:p>0.15</text:p>
          </table:table-cell>
          <table:table-cell table:formula="of:=IF(OR(ISTEXT([.G28]);ISTEXT([.K28]));&quot;&quot;;IF([.G28]=[.K28];&quot;equal&quot;;-LOG(ABS([.G28]-[.K28])/MAX(ABS([.G28]);ABS([.K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AN)'.L3:'Initial values (AN)'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4:'Initial values (AN)'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6:'Initial values (AN)'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2:'Initial values (AN)'.N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9:'Initial values (AN)'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2:'Initial values (AN)'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5:'Initial values (AN)'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6:'Initial values (AN)'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L18:'Initial values (AN)'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)" table:style-name="ta1">
        <table:table-column table:style-name="co1" table:number-columns-repeated="6" table:default-cell-style-name="Default"/>
        <table:table-column table:style-name="co1" table:number-columns-repeated="2" table:default-cell-style-name="ce6"/>
        <table:table-column table:style-name="co1" table:default-cell-style-name="ce41"/>
        <table:table-column table:style-name="co3" table:default-cell-style-name="ce41"/>
        <table:table-column table:style-name="co1" table:default-cell-style-name="ce6"/>
        <table:table-column table:style-name="co1" table:number-columns-repeated="3" table:default-cell-style-name="ce9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Steady stat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0" table:formula="of:=-0.06213" office:value-type="float" office:value="-0.06213" calcext:value-type="float">
            <text:p>-6.213E-02</text:p>
          </table:table-cell>
          <table:table-cell table:style-name="ce60" office:value-type="string" calcext:value-type="string">
            <text:p>-</text:p>
          </table:table-cell>
          <table:table-cell table:style-name="ce64" office:value-type="float" office:value="-0.062132" calcext:value-type="float">
            <text:p>-6.2132E-02</text:p>
          </table:table-cell>
          <table:table-cell table:style-name="ce64" office:value-type="float" office:value="-0.0497094" calcext:value-type="float">
            <text:p>-4.9709E-02</text:p>
          </table:table-cell>
          <table:table-cell table:style-name="Default" office:value-type="string" calcext:value-type="string">
            <text:p>-</text:p>
          </table:table-cell>
          <table:table-cell table:style-name="ce84" table:formula="of:=IF(OR(ISTEXT([.G2]);ISTEXT([.I2]));&quot;&quot;;IF([.G2]=[.I2];&quot;equal&quot;;-LOG(ABS([.G2]-[.I2])/MAX(ABS([.G2]);ABS([.I2]));10)))" office:value-type="float" office:value="4.49228533790981" calcext:value-type="float">
            <text:p>4.49</text:p>
          </table:table-cell>
          <table:table-cell table:style-name="ce84" table:formula="of:=IF(OR(ISTEXT([.I2]);ISTEXT([.J2]));&quot;&quot;;IF([.I2]=[.J2];&quot;equal&quot;;-LOG(ABS([.I2]-[.J2])/MAX(ABS([.I2]);ABS([.J2]));10)))" office:value-type="float" office:value="0.699102832139479" calcext:value-type="float">
            <text:p>0.70</text:p>
          </table:table-cell>
          <table:table-cell table:style-name="ce84" table:formula="of:=IF(OR(ISTEXT([.G2]);ISTEXT([.K2]));&quot;&quot;;IF([.G2]=[.K2];&quot;equal&quot;;-LOG(ABS([.G2]-[.K2])/MAX(ABS([.G2]);ABS([.K2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43642" calcext:value-type="float">
            <text:p>0.143642</text:p>
          </table:table-cell>
          <table:table-cell office:value-type="string" calcext:value-type="string">
            <text:p>-</text:p>
          </table:table-cell>
          <table:table-cell table:style-name="ce85" table:formula="of:=IF(OR(ISTEXT([.G3]);ISTEXT([.I3]));&quot;&quot;;IF([.G3]=[.I3];&quot;equal&quot;;-LOG(ABS([.G3]-[.I3])/MAX(ABS([.G3]);ABS([.I3]));10)))">
            <text:p/>
          </table:table-cell>
          <table:table-cell table:style-name="ce85" table:formula="of:=IF(OR(ISTEXT([.I3]);ISTEXT([.J3]));&quot;&quot;;IF([.I3]=[.J3];&quot;equal&quot;;-LOG(ABS([.I3]-[.J3])/MAX(ABS([.I3]);ABS([.J3]));10)))">
            <text:p/>
          </table:table-cell>
          <table:table-cell table:style-name="ce85" table:formula="of:=IF(OR(ISTEXT([.G3]);ISTEXT([.K3]));&quot;&quot;;IF([.G3]=[.K3];&quot;equal&quot;;-LOG(ABS([.G3]-[.K3])/MAX(ABS([.G3]);ABS([.K3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157156" calcext:value-type="float">
            <text:p>0.0157156</text:p>
          </table:table-cell>
          <table:table-cell office:value-type="string" calcext:value-type="string">
            <text:p>-</text:p>
          </table:table-cell>
          <table:table-cell table:style-name="ce86" table:formula="of:=IF(OR(ISTEXT([.G4]);ISTEXT([.I4]));&quot;&quot;;IF([.G4]=[.I4];&quot;equal&quot;;-LOG(ABS([.G4]-[.I4])/MAX(ABS([.G4]);ABS([.I4]));10)))">
            <text:p/>
          </table:table-cell>
          <table:table-cell table:style-name="ce86" table:formula="of:=IF(OR(ISTEXT([.I4]);ISTEXT([.J4]));&quot;&quot;;IF([.I4]=[.J4];&quot;equal&quot;;-LOG(ABS([.I4]-[.J4])/MAX(ABS([.I4]);ABS([.J4]));10)))">
            <text:p/>
          </table:table-cell>
          <table:table-cell table:style-name="ce86" table:formula="of:=IF(OR(ISTEXT([.G4]);ISTEXT([.K4]));&quot;&quot;;IF([.G4]=[.K4];&quot;equal&quot;;-LOG(ABS([.G4]-[.K4])/MAX(ABS([.G4]);ABS([.K4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4321" calcext:value-type="float">
            <text:p>0.024321</text:p>
          </table:table-cell>
          <table:table-cell office:value-type="string" calcext:value-type="string">
            <text:p>-</text:p>
          </table:table-cell>
          <table:table-cell table:style-name="ce86" table:formula="of:=IF(OR(ISTEXT([.G5]);ISTEXT([.I5]));&quot;&quot;;IF([.G5]=[.I5];&quot;equal&quot;;-LOG(ABS([.G5]-[.I5])/MAX(ABS([.G5]);ABS([.I5]));10)))">
            <text:p/>
          </table:table-cell>
          <table:table-cell table:style-name="ce86" table:formula="of:=IF(OR(ISTEXT([.I5]);ISTEXT([.J5]));&quot;&quot;;IF([.I5]=[.J5];&quot;equal&quot;;-LOG(ABS([.I5]-[.J5])/MAX(ABS([.I5]);ABS([.J5]));10)))">
            <text:p/>
          </table:table-cell>
          <table:table-cell table:style-name="ce86" table:formula="of:=IF(OR(ISTEXT([.G5]);ISTEXT([.K5]));&quot;&quot;;IF([.G5]=[.K5];&quot;equal&quot;;-LOG(ABS([.G5]-[.K5])/MAX(ABS([.G5]);ABS([.K5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01533" calcext:value-type="float">
            <text:p>1.533E-04</text:p>
          </table:table-cell>
          <table:table-cell table:style-name="ce61" office:value-type="float" office:value="0.000134303" calcext:value-type="float">
            <text:p>1.343E-04</text:p>
          </table:table-cell>
          <table:table-cell table:style-name="ce61" office:value-type="float" office:value="0.0001534" calcext:value-type="float">
            <text:p>1.534E-04</text:p>
          </table:table-cell>
          <table:table-cell table:style-name="ce66" office:value-type="float" office:value="0.0017925" calcext:value-type="float">
            <text:p>1.7925E-03</text:p>
          </table:table-cell>
          <table:table-cell table:style-name="ce60" office:value-type="float" office:value="0.0001533" calcext:value-type="float">
            <text:p>1.533E-04</text:p>
          </table:table-cell>
          <table:table-cell table:style-name="ce87" table:formula="of:=IF(OR(ISTEXT([.G6]);ISTEXT([.I6]));&quot;&quot;;IF([.G6]=[.I6];&quot;equal&quot;;-LOG(ABS([.G6]-[.I6])/MAX(ABS([.G6]);ABS([.I6]));10)))" office:value-type="float" office:value="3.18582535961307" calcext:value-type="float">
            <text:p>3.19</text:p>
          </table:table-cell>
          <table:table-cell table:style-name="ce87" table:formula="of:=IF(OR(ISTEXT([.I6]);ISTEXT([.J6]));&quot;&quot;;IF([.I6]=[.J6];&quot;equal&quot;;-LOG(ABS([.I6]-[.J6])/MAX(ABS([.I6]);ABS([.J6]));10)))" office:value-type="float" office:value="0.0388537140497732" calcext:value-type="float">
            <text:p>0.04</text:p>
          </table:table-cell>
          <table:table-cell table:style-name="ce87" table:formula="of:=IF(OR(ISTEXT([.G6]);ISTEXT([.K6]));&quot;&quot;;IF([.G6]=[.K6];&quot;equal&quot;;-LOG(ABS([.G6]-[.K6])/MAX(ABS([.G6]);ABS([.K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861" calcext:value-type="float">
            <text:p>0.6861</text:p>
          </table:table-cell>
          <table:table-cell table:style-name="ce41" office:value-type="float" office:value="0.994782" calcext:value-type="float">
            <text:p>0.994782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6861" calcext:value-type="float">
            <text:p>0.6861</text:p>
          </table:table-cell>
          <table:table-cell table:style-name="ce87" table:formula="of:=IF(OR(ISTEXT([.G7]);ISTEXT([.I7]));&quot;&quot;;IF([.G7]=[.I7];&quot;equal&quot;;-LOG(ABS([.G7]-[.I7])/MAX(ABS([.G7]);ABS([.I7]));10)))" office:value-type="float" office:value="2.12289687623247" calcext:value-type="float">
            <text:p>2.12</text:p>
          </table:table-cell>
          <table:table-cell table:style-name="ce87" table:formula="of:=IF(OR(ISTEXT([.I7]);ISTEXT([.J7]));&quot;&quot;;IF([.I7]=[.J7];&quot;equal&quot;;-LOG(ABS([.I7]-[.J7])/MAX(ABS([.I7]);ABS([.J7]));10)))" office:value-type="float" office:value="0.519987308079134" calcext:value-type="float">
            <text:p>0.52</text:p>
          </table:table-cell>
          <table:table-cell table:style-name="ce87" table:formula="of:=IF(OR(ISTEXT([.G7]);ISTEXT([.K7]));&quot;&quot;;IF([.G7]=[.K7];&quot;equal&quot;;-LOG(ABS([.G7]-[.K7])/MAX(ABS([.G7]);ABS([.K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441" calcext:value-type="float">
            <text:p>0.4441</text:p>
          </table:table-cell>
          <table:table-cell table:style-name="ce41" office:value-type="float" office:value="0.994782" calcext:value-type="float">
            <text:p>0.994782</text:p>
          </table:table-cell>
          <table:table-cell office:value-type="float" office:value="0.33202" calcext:value-type="float">
            <text:p>0.33202</text:p>
          </table:table-cell>
          <table:table-cell office:value-type="float" office:value="0.774394" calcext:value-type="float">
            <text:p>0.774394</text:p>
          </table:table-cell>
          <table:table-cell office:value-type="float" office:value="0.4441" calcext:value-type="float">
            <text:p>0.4441</text:p>
          </table:table-cell>
          <table:table-cell table:style-name="ce87" table:formula="of:=IF(OR(ISTEXT([.G8]);ISTEXT([.I8]));&quot;&quot;;IF([.G8]=[.I8];&quot;equal&quot;;-LOG(ABS([.G8]-[.I8])/MAX(ABS([.G8]);ABS([.I8]));10)))" office:value-type="float" office:value="0.597952650895958" calcext:value-type="float">
            <text:p>0.60</text:p>
          </table:table-cell>
          <table:table-cell table:style-name="ce87" table:formula="of:=IF(OR(ISTEXT([.I8]);ISTEXT([.J8]));&quot;&quot;;IF([.I8]=[.J8];&quot;equal&quot;;-LOG(ABS([.I8]-[.J8])/MAX(ABS([.I8]);ABS([.J8]));10)))" office:value-type="float" office:value="0.24317238549169" calcext:value-type="float">
            <text:p>0.24</text:p>
          </table:table-cell>
          <table:table-cell table:style-name="ce87" table:formula="of:=IF(OR(ISTEXT([.G8]);ISTEXT([.K8]));&quot;&quot;;IF([.G8]=[.K8];&quot;equal&quot;;-LOG(ABS([.G8]-[.K8])/MAX(ABS([.G8]);ABS([.K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96517" calcext:value-type="float">
            <text:p>0.0296517</text:p>
          </table:table-cell>
          <table:table-cell table:style-name="ce5" office:value-type="string" calcext:value-type="string">
            <text:p>-</text:p>
          </table:table-cell>
          <table:table-cell table:style-name="ce88" table:formula="of:=IF(OR(ISTEXT([.G9]);ISTEXT([.I9]));&quot;&quot;;IF([.G9]=[.I9];&quot;equal&quot;;-LOG(ABS([.G9]-[.I9])/MAX(ABS([.G9]);ABS([.I9]));10)))">
            <text:p/>
          </table:table-cell>
          <table:table-cell table:style-name="ce88" table:formula="of:=IF(OR(ISTEXT([.I9]);ISTEXT([.J9]));&quot;&quot;;IF([.I9]=[.J9];&quot;equal&quot;;-LOG(ABS([.I9]-[.J9])/MAX(ABS([.I9]);ABS([.J9]));10)))">
            <text:p/>
          </table:table-cell>
          <table:table-cell table:style-name="ce88" table:formula="of:=IF(OR(ISTEXT([.G9]);ISTEXT([.K9]));&quot;&quot;;IF([.G9]=[.K9];&quot;equal&quot;;-LOG(ABS([.G9]-[.K9])/MAX(ABS([.G9]);ABS([.K9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99732" calcext:value-type="float">
            <text:p>0.899732</text:p>
          </table:table-cell>
          <table:table-cell office:value-type="string" calcext:value-type="string">
            <text:p>-</text:p>
          </table:table-cell>
          <table:table-cell table:style-name="ce88" table:formula="of:=IF(OR(ISTEXT([.G10]);ISTEXT([.I10]));&quot;&quot;;IF([.G10]=[.I10];&quot;equal&quot;;-LOG(ABS([.G10]-[.I10])/MAX(ABS([.G10]);ABS([.I10]));10)))">
            <text:p/>
          </table:table-cell>
          <table:table-cell table:style-name="ce88" table:formula="of:=IF(OR(ISTEXT([.I10]);ISTEXT([.J10]));&quot;&quot;;IF([.I10]=[.J10];&quot;equal&quot;;-LOG(ABS([.I10]-[.J10])/MAX(ABS([.I10]);ABS([.J10]));10)))">
            <text:p/>
          </table:table-cell>
          <table:table-cell table:style-name="ce88" table:formula="of:=IF(OR(ISTEXT([.G10]);ISTEXT([.K10]));&quot;&quot;;IF([.G10]=[.K10];&quot;equal&quot;;-LOG(ABS([.G10]-[.K10])/MAX(ABS([.G10]);ABS([.K10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90112" calcext:value-type="float">
            <text:p>0.190112</text:p>
          </table:table-cell>
          <table:table-cell office:value-type="string" calcext:value-type="string">
            <text:p>-</text:p>
          </table:table-cell>
          <table:table-cell table:style-name="ce88" table:formula="of:=IF(OR(ISTEXT([.G11]);ISTEXT([.I11]));&quot;&quot;;IF([.G11]=[.I11];&quot;equal&quot;;-LOG(ABS([.G11]-[.I11])/MAX(ABS([.G11]);ABS([.I11]));10)))">
            <text:p/>
          </table:table-cell>
          <table:table-cell table:style-name="ce88" table:formula="of:=IF(OR(ISTEXT([.I11]);ISTEXT([.J11]));&quot;&quot;;IF([.I11]=[.J11];&quot;equal&quot;;-LOG(ABS([.I11]-[.J11])/MAX(ABS([.I11]);ABS([.J11]));10)))">
            <text:p/>
          </table:table-cell>
          <table:table-cell table:style-name="ce88" table:formula="of:=IF(OR(ISTEXT([.G11]);ISTEXT([.K11]));&quot;&quot;;IF([.G11]=[.K11];&quot;equal&quot;;-LOG(ABS([.G11]-[.K11])/MAX(ABS([.G11]);ABS([.K11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87" calcext:value-type="float">
            <text:p>0.1287</text:p>
          </table:table-cell>
          <table:table-cell table:style-name="ce41" office:value-type="float" office:value="0.00222214" calcext:value-type="float">
            <text:p>0.00222214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797183" calcext:value-type="float">
            <text:p>0.0797183</text:p>
          </table:table-cell>
          <table:table-cell office:value-type="float" office:value="0.1287" calcext:value-type="float">
            <text:p>0.1287</text:p>
          </table:table-cell>
          <table:table-cell table:style-name="ce89" table:formula="of:=IF(OR(ISTEXT([.G12]);ISTEXT([.I12]));&quot;&quot;;IF([.G12]=[.I12];&quot;equal&quot;;-LOG(ABS([.G12]-[.I12])/MAX(ABS([.G12]);ABS([.I12]));10)))" office:value-type="float" office:value="3.3316297176299" calcext:value-type="float">
            <text:p>3.33</text:p>
          </table:table-cell>
          <table:table-cell table:style-name="ce89" table:formula="of:=IF(OR(ISTEXT([.I12]);ISTEXT([.J12]));&quot;&quot;;IF([.I12]=[.J12];&quot;equal&quot;;-LOG(ABS([.I12]-[.J12])/MAX(ABS([.I12]);ABS([.J12]));10)))" office:value-type="float" office:value="0.419215451694434" calcext:value-type="float">
            <text:p>0.42</text:p>
          </table:table-cell>
          <table:table-cell table:style-name="ce89" table:formula="of:=IF(OR(ISTEXT([.G12]);ISTEXT([.K12]));&quot;&quot;;IF([.G12]=[.K12];&quot;equal&quot;;-LOG(ABS([.G12]-[.K12])/MAX(ABS([.G12]);ABS([.K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067" calcext:value-type="float">
            <text:p>0.6067</text:p>
          </table:table-cell>
          <table:table-cell table:style-name="ce41" office:value-type="float" office:value="0.00222214" calcext:value-type="float">
            <text:p>0.00222214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192515" calcext:value-type="float">
            <text:p>0.192515</text:p>
          </table:table-cell>
          <table:table-cell office:value-type="float" office:value="0.6067" calcext:value-type="float">
            <text:p>0.6067</text:p>
          </table:table-cell>
          <table:table-cell table:style-name="ce89" table:formula="of:=IF(OR(ISTEXT([.G13]);ISTEXT([.I13]));&quot;&quot;;IF([.G13]=[.I13];&quot;equal&quot;;-LOG(ABS([.G13]-[.I13])/MAX(ABS([.G13]);ABS([.I13]));10)))" office:value-type="float" office:value="2.98363344549045" calcext:value-type="float">
            <text:p>2.98</text:p>
          </table:table-cell>
          <table:table-cell table:style-name="ce89" table:formula="of:=IF(OR(ISTEXT([.I13]);ISTEXT([.J13]));&quot;&quot;;IF([.I13]=[.J13];&quot;equal&quot;;-LOG(ABS([.I13]-[.J13])/MAX(ABS([.I13]);ABS([.J13]));10)))" office:value-type="float" office:value="0.165989511358841" calcext:value-type="float">
            <text:p>0.17</text:p>
          </table:table-cell>
          <table:table-cell table:style-name="ce89" table:formula="of:=IF(OR(ISTEXT([.G13]);ISTEXT([.K13]));&quot;&quot;;IF([.G13]=[.K13];&quot;equal&quot;;-LOG(ABS([.G13]-[.K13])/MAX(ABS([.G13]);ABS([.K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9775" calcext:value-type="float">
            <text:p>0.9775</text:p>
          </table:table-cell>
          <table:table-cell table:style-name="ce42" office:value-type="float" office:value="0.977558" calcext:value-type="float">
            <text:p>0.977558</text:p>
          </table:table-cell>
          <table:table-cell table:style-name="ce42" office:value-type="float" office:value="0.97752" calcext:value-type="float">
            <text:p>0.97752</text:p>
          </table:table-cell>
          <table:table-cell table:style-name="ce42" office:value-type="float" office:value="0.949023" calcext:value-type="float">
            <text:p>0.949023</text:p>
          </table:table-cell>
          <table:table-cell office:value-type="float" office:value="0.9775" calcext:value-type="float">
            <text:p>0.9775</text:p>
          </table:table-cell>
          <table:table-cell table:style-name="ce89" table:formula="of:=IF(OR(ISTEXT([.G14]);ISTEXT([.I14]));&quot;&quot;;IF([.G14]=[.I14];&quot;equal&quot;;-LOG(ABS([.G14]-[.I14])/MAX(ABS([.G14]);ABS([.I14]));10)))" office:value-type="float" office:value="4.6890956561356" calcext:value-type="float">
            <text:p>4.69</text:p>
          </table:table-cell>
          <table:table-cell table:style-name="ce89" table:formula="of:=IF(OR(ISTEXT([.I14]);ISTEXT([.J14]));&quot;&quot;;IF([.I14]=[.J14];&quot;equal&quot;;-LOG(ABS([.I14]-[.J14])/MAX(ABS([.I14]);ABS([.J14]));10)))" office:value-type="float" office:value="1.53532650940395" calcext:value-type="float">
            <text:p>1.54</text:p>
          </table:table-cell>
          <table:table-cell table:style-name="ce89" table:formula="of:=IF(OR(ISTEXT([.G14]);ISTEXT([.K14]));&quot;&quot;;IF([.G14]=[.K14];&quot;equal&quot;;-LOG(ABS([.G14]-[.K14])/MAX(ABS([.G14]);ABS([.K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3825" calcext:value-type="float">
            <text:p>0.03825</text:p>
          </table:table-cell>
          <table:table-cell table:style-name="ce41" office:value-type="float" office:value="0.174639" calcext:value-type="float">
            <text:p>0.174639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462303" calcext:value-type="float">
            <text:p>0.0462303</text:p>
          </table:table-cell>
          <table:table-cell office:value-type="float" office:value="0.03825" calcext:value-type="float">
            <text:p>0.03825</text:p>
          </table:table-cell>
          <table:table-cell table:style-name="ce90" table:formula="of:=IF(OR(ISTEXT([.G15]);ISTEXT([.I15]));&quot;&quot;;IF([.G15]=[.I15];&quot;equal&quot;;-LOG(ABS([.G15]-[.I15])/MAX(ABS([.G15]);ABS([.I15]));10)))" office:value-type="float" office:value="3.18469143081765" calcext:value-type="float">
            <text:p>3.18</text:p>
          </table:table-cell>
          <table:table-cell table:style-name="ce90" table:formula="of:=IF(OR(ISTEXT([.I15]);ISTEXT([.J15]));&quot;&quot;;IF([.I15]=[.J15];&quot;equal&quot;;-LOG(ABS([.I15]-[.J15])/MAX(ABS([.I15]);ABS([.J15]));10)))" office:value-type="float" office:value="0.761549099871938" calcext:value-type="float">
            <text:p>0.76</text:p>
          </table:table-cell>
          <table:table-cell table:style-name="ce90" table:formula="of:=IF(OR(ISTEXT([.G15]);ISTEXT([.K15]));&quot;&quot;;IF([.G15]=[.K15];&quot;equal&quot;;-LOG(ABS([.G15]-[.K15])/MAX(ABS([.G15]);ABS([.K1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1933" calcext:value-type="float">
            <text:p>0.1933</text:p>
          </table:table-cell>
          <table:table-cell table:style-name="ce42" office:value-type="float" office:value="0.189847" calcext:value-type="float">
            <text:p>0.189847</text:p>
          </table:table-cell>
          <table:table-cell table:style-name="ce42" office:value-type="float" office:value="0.19362" calcext:value-type="float">
            <text:p>0.19362</text:p>
          </table:table-cell>
          <table:table-cell table:style-name="ce42" office:value-type="float" office:value="0.476405" calcext:value-type="float">
            <text:p>0.476405</text:p>
          </table:table-cell>
          <table:table-cell office:value-type="float" office:value="0.1933" calcext:value-type="float">
            <text:p>0.1933</text:p>
          </table:table-cell>
          <table:table-cell table:style-name="ce91" table:formula="of:=IF(OR(ISTEXT([.G16]);ISTEXT([.I16]));&quot;&quot;;IF([.G16]=[.I16];&quot;equal&quot;;-LOG(ABS([.G16]-[.I16])/MAX(ABS([.G16]);ABS([.I16]));10)))" office:value-type="float" office:value="2.78180023746766" calcext:value-type="float">
            <text:p>2.78</text:p>
          </table:table-cell>
          <table:table-cell table:style-name="ce91" table:formula="of:=IF(OR(ISTEXT([.I16]);ISTEXT([.J16]));&quot;&quot;;IF([.I16]=[.J16];&quot;equal&quot;;-LOG(ABS([.I16]-[.J16])/MAX(ABS([.I16]);ABS([.J16]));10)))" office:value-type="float" office:value="0.226519941780994" calcext:value-type="float">
            <text:p>0.23</text:p>
          </table:table-cell>
          <table:table-cell table:style-name="ce91" table:formula="of:=IF(OR(ISTEXT([.G16]);ISTEXT([.K16]));&quot;&quot;;IF([.G16]=[.K16];&quot;equal&quot;;-LOG(ABS([.G16]-[.K16])/MAX(ABS([.G16]);ABS([.K1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886" calcext:value-type="float">
            <text:p>0.4886</text:p>
          </table:table-cell>
          <table:table-cell table:style-name="ce41" office:value-type="float" office:value="0.993424" calcext:value-type="float">
            <text:p>0.993424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542304" calcext:value-type="float">
            <text:p>0.542304</text:p>
          </table:table-cell>
          <table:table-cell office:value-type="float" office:value="0.4886" calcext:value-type="float">
            <text:p>0.4886</text:p>
          </table:table-cell>
          <table:table-cell table:style-name="ce91" table:formula="of:=IF(OR(ISTEXT([.G17]);ISTEXT([.I17]));&quot;&quot;;IF([.G17]=[.I17];&quot;equal&quot;;-LOG(ABS([.G17]-[.I17])/MAX(ABS([.G17]);ABS([.I17]));10)))" office:value-type="float" office:value="3.68895346263747" calcext:value-type="float">
            <text:p>3.69</text:p>
          </table:table-cell>
          <table:table-cell table:style-name="ce91" table:formula="of:=IF(OR(ISTEXT([.I17]);ISTEXT([.J17]));&quot;&quot;;IF([.I17]=[.J17];&quot;equal&quot;;-LOG(ABS([.I17]-[.J17])/MAX(ABS([.I17]);ABS([.J17]));10)))" office:value-type="float" office:value="1.00342824375724" calcext:value-type="float">
            <text:p>1.00</text:p>
          </table:table-cell>
          <table:table-cell table:style-name="ce91" table:formula="of:=IF(OR(ISTEXT([.G17]);ISTEXT([.K17]));&quot;&quot;;IF([.G17]=[.K17];&quot;equal&quot;;-LOG(ABS([.G17]-[.K17])/MAX(ABS([.G17]);ABS([.K1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3623" calcext:value-type="float">
            <text:p>3.623E-04</text:p>
          </table:table-cell>
          <table:table-cell table:style-name="ce60" office:value-type="string" calcext:value-type="string">
            <text:p>-</text:p>
          </table:table-cell>
          <table:table-cell table:style-name="ce64" table:formula="of:=['Parameters (N)'.H7]" office:value-type="float" office:value="0.00036327" calcext:value-type="float">
            <text:p>3.6327E-04</text:p>
          </table:table-cell>
          <table:table-cell table:style-name="ce64" office:value-type="float" office:value="0.00018497" calcext:value-type="float">
            <text:p>1.8497E-04</text:p>
          </table:table-cell>
          <table:table-cell table:style-name="ce60" office:value-type="float" office:value="0.0003623" calcext:value-type="float">
            <text:p>3.623E-04</text:p>
          </table:table-cell>
          <table:table-cell table:formula="of:=IF(OR(ISTEXT([.G18]);ISTEXT([.I18]));&quot;&quot;;IF([.G18]=[.I18];&quot;equal&quot;;-LOG(ABS([.G18]-[.I18])/MAX(ABS([.G18]);ABS([.I18]));10)))" office:value-type="float" office:value="2.57345779964816" calcext:value-type="float">
            <text:p>2.57</text:p>
          </table:table-cell>
          <table:table-cell table:formula="of:=IF(OR(ISTEXT([.I18]);ISTEXT([.J18]));&quot;&quot;;IF([.I18]=[.J18];&quot;equal&quot;;-LOG(ABS([.I18]-[.J18])/MAX(ABS([.I18]);ABS([.J18]));10)))" office:value-type="float" office:value="0.309078190739043" calcext:value-type="float">
            <text:p>0.31</text:p>
          </table:table-cell>
          <table:table-cell table:formula="of:=IF(OR(ISTEXT([.G18]);ISTEXT([.K18]));&quot;&quot;;IF([.G18]=[.K18];&quot;equal&quot;;-LOG(ABS([.G18]-[.K18])/MAX(ABS([.G18]);ABS([.K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2294" calcext:value-type="float">
            <text:p>2.294E-04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0.00023" calcext:value-type="float">
            <text:p>2.30E-04</text:p>
          </table:table-cell>
          <table:table-cell table:style-name="ce67" office:value-type="float" office:value="0.000160311" calcext:value-type="float">
            <text:p>1.60311E-04</text:p>
          </table:table-cell>
          <table:table-cell table:style-name="ce60" office:value-type="float" office:value="0.0002294" calcext:value-type="float">
            <text:p>2.294E-04</text:p>
          </table:table-cell>
          <table:table-cell table:formula="of:=IF(OR(ISTEXT([.G19]);ISTEXT([.I19]));&quot;&quot;;IF([.G19]=[.I19];&quot;equal&quot;;-LOG(ABS([.G19]-[.I19])/MAX(ABS([.G19]);ABS([.I19]));10)))" office:value-type="float" office:value="2.58357658563394" calcext:value-type="float">
            <text:p>2.58</text:p>
          </table:table-cell>
          <table:table-cell table:formula="of:=IF(OR(ISTEXT([.I19]);ISTEXT([.J19]));&quot;&quot;;IF([.I19]=[.J19];&quot;equal&quot;;-LOG(ABS([.I19]-[.J19])/MAX(ABS([.I19]);ABS([.J19]));10)))" office:value-type="float" office:value="0.518563603347284" calcext:value-type="float">
            <text:p>0.52</text:p>
          </table:table-cell>
          <table:table-cell table:formula="of:=IF(OR(ISTEXT([.G19]);ISTEXT([.K19]));&quot;&quot;;IF([.G19]=[.K19];&quot;equal&quot;;-LOG(ABS([.G19]-[.K19])/MAX(ABS([.G19]);ABS([.K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office:value-type="float" office:value="0.08227" calcext:value-type="float">
            <text:p>0.08227</text:p>
          </table:table-cell>
          <table:table-cell office:value-type="string" calcext:value-type="string">
            <text:p>-</text:p>
          </table:table-cell>
          <table:table-cell table:style-name="ce64" office:value-type="float" office:value="0.081847" calcext:value-type="float">
            <text:p>8.1847E-02</text:p>
          </table:table-cell>
          <table:table-cell table:style-name="ce68" office:value-type="float" office:value="0.29625" calcext:value-type="float">
            <text:p>0.29625</text:p>
          </table:table-cell>
          <table:table-cell office:value-type="float" office:value="0.08227" calcext:value-type="float">
            <text:p>0.08227</text:p>
          </table:table-cell>
          <table:table-cell table:formula="of:=IF(OR(ISTEXT([.G20]);ISTEXT([.I20]));&quot;&quot;;IF([.G20]=[.I20];&quot;equal&quot;;-LOG(ABS([.G20]-[.I20])/MAX(ABS([.G20]);ABS([.I20]));10)))" office:value-type="float" office:value="2.28890112993116" calcext:value-type="float">
            <text:p>2.29</text:p>
          </table:table-cell>
          <table:table-cell table:formula="of:=IF(OR(ISTEXT([.I20]);ISTEXT([.J20]));&quot;&quot;;IF([.I20]=[.J20];&quot;equal&quot;;-LOG(ABS([.I20]-[.J20])/MAX(ABS([.I20]);ABS([.J20]));10)))" office:value-type="float" office:value="0.1404275011582" calcext:value-type="float">
            <text:p>0.14</text:p>
          </table:table-cell>
          <table:table-cell table:formula="of:=IF(OR(ISTEXT([.G20]);ISTEXT([.K20]));&quot;&quot;;IF([.G20]=[.K20];&quot;equal&quot;;-LOG(ABS([.G20]-[.K20])/MAX(ABS([.G20]);ABS([.K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-</text:p>
          </table:table-cell>
          <table:table-cell table:style-name="ce65" office:value-type="float" office:value="1.1463" calcext:value-type="float">
            <text:p>1.1463</text:p>
          </table:table-cell>
          <table:table-cell table:style-name="ce6" office:value-type="float" office:value="1.11093" calcext:value-type="float">
            <text:p>1.11093</text:p>
          </table:table-cell>
          <table:table-cell office:value-type="float" office:value="1.146" calcext:value-type="float">
            <text:p>1.146</text:p>
          </table:table-cell>
          <table:table-cell table:formula="of:=IF(OR(ISTEXT([.G21]);ISTEXT([.I21]));&quot;&quot;;IF([.G21]=[.I21];&quot;equal&quot;;-LOG(ABS([.G21]-[.I21])/MAX(ABS([.G21]);ABS([.I21]));10)))" office:value-type="float" office:value="3.58217703768813" calcext:value-type="float">
            <text:p>3.58</text:p>
          </table:table-cell>
          <table:table-cell table:formula="of:=IF(OR(ISTEXT([.I21]);ISTEXT([.J21]));&quot;&quot;;IF([.I21]=[.J21];&quot;equal&quot;;-LOG(ABS([.I21]-[.J21])/MAX(ABS([.I21]);ABS([.J21]));10)))" office:value-type="float" office:value="1.51066323259332" calcext:value-type="float">
            <text:p>1.51</text:p>
          </table:table-cell>
          <table:table-cell table:formula="of:=IF(OR(ISTEXT([.G21]);ISTEXT([.K21]));&quot;&quot;;IF([.G21]=[.K21];&quot;equal&quot;;-LOG(ABS([.G21]-[.K21])/MAX(ABS([.G21]);ABS([.K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838" calcext:value-type="float">
            <text:p>0.6838</text:p>
          </table:table-cell>
          <table:table-cell table:style-name="ce28" office:value-type="float" office:value="0.0672817" calcext:value-type="float">
            <text:p>0.0672817</text:p>
          </table:table-cell>
          <table:table-cell table:style-name="ce42" office:value-type="float" office:value="0.068561" calcext:value-type="float">
            <text:p>0.068561</text:p>
          </table:table-cell>
          <table:table-cell table:style-name="ce42" office:value-type="float" office:value="0.0356473" calcext:value-type="float">
            <text:p>0.0356473</text:p>
          </table:table-cell>
          <table:table-cell office:value-type="float" office:value="0.6838" calcext:value-type="float">
            <text:p>0.6838</text:p>
          </table:table-cell>
          <table:table-cell table:formula="of:=IF(OR(ISTEXT([.G22]);ISTEXT([.I22]));&quot;&quot;;IF([.G22]=[.I22];&quot;equal&quot;;-LOG(ABS([.G22]-[.I22])/MAX(ABS([.G22]);ABS([.I22]));10)))" office:value-type="float" office:value="0.0458852388675437" calcext:value-type="float">
            <text:p>0.05</text:p>
          </table:table-cell>
          <table:table-cell table:formula="of:=IF(OR(ISTEXT([.I22]);ISTEXT([.J22]));&quot;&quot;;IF([.I22]=[.J22];&quot;equal&quot;;-LOG(ABS([.I22]-[.J22])/MAX(ABS([.I22]);ABS([.J22]));10)))" office:value-type="float" office:value="0.318700437048363" calcext:value-type="float">
            <text:p>0.32</text:p>
          </table:table-cell>
          <table:table-cell table:formula="of:=IF(OR(ISTEXT([.G22]);ISTEXT([.K22]));&quot;&quot;;IF([.G22]=[.K22];&quot;equal&quot;;-LOG(ABS([.G22]-[.K22])/MAX(ABS([.G22]);ABS([.K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office:value-type="string" calcext:value-type="string">
            <text:p>Probably there should be one more zero in the Paper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92" calcext:value-type="float">
            <text:p>0.6192</text:p>
          </table:table-cell>
          <table:table-cell table:style-name="ce28" office:value-type="float" office:value="0.56146" calcext:value-type="float">
            <text:p>0.56146</text:p>
          </table:table-cell>
          <table:table-cell office:value-type="float" office:value="0.61949" calcext:value-type="float">
            <text:p>0.61949</text:p>
          </table:table-cell>
          <table:table-cell office:value-type="float" office:value="0.443317" calcext:value-type="float">
            <text:p>0.443317</text:p>
          </table:table-cell>
          <table:table-cell office:value-type="float" office:value="0.6192" calcext:value-type="float">
            <text:p>0.6192</text:p>
          </table:table-cell>
          <table:table-cell table:formula="of:=IF(OR(ISTEXT([.G23]);ISTEXT([.I23]));&quot;&quot;;IF([.G23]=[.I23];&quot;equal&quot;;-LOG(ABS([.G23]-[.I23])/MAX(ABS([.G23]);ABS([.I23]));10)))" office:value-type="float" office:value="3.32963630235327" calcext:value-type="float">
            <text:p>3.33</text:p>
          </table:table-cell>
          <table:table-cell table:formula="of:=IF(OR(ISTEXT([.I23]);ISTEXT([.J23]));&quot;&quot;;IF([.I23]=[.J23];&quot;equal&quot;;-LOG(ABS([.I23]-[.J23])/MAX(ABS([.I23]);ABS([.J23]));10)))" office:value-type="float" office:value="0.546094950373238" calcext:value-type="float">
            <text:p>0.55</text:p>
          </table:table-cell>
          <table:table-cell table:formula="of:=IF(OR(ISTEXT([.G23]);ISTEXT([.K23]));&quot;&quot;;IF([.G23]=[.K23];&quot;equal&quot;;-LOG(ABS([.G23]-[.K23])/MAX(ABS([.G23]);ABS([.K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363" calcext:value-type="float">
            <text:p>0.3363</text:p>
          </table:table-cell>
          <table:table-cell table:style-name="ce28" office:value-type="float" office:value="0.387428" calcext:value-type="float">
            <text:p>0.387428</text:p>
          </table:table-cell>
          <table:table-cell office:value-type="float" office:value="0.33603" calcext:value-type="float">
            <text:p>0.33603</text:p>
          </table:table-cell>
          <table:table-cell office:value-type="float" office:value="0.391719" calcext:value-type="float">
            <text:p>0.391719</text:p>
          </table:table-cell>
          <table:table-cell office:value-type="float" office:value="0.3363" calcext:value-type="float">
            <text:p>0.3363</text:p>
          </table:table-cell>
          <table:table-cell table:formula="of:=IF(OR(ISTEXT([.G24]);ISTEXT([.I24]));&quot;&quot;;IF([.G24]=[.I24];&quot;equal&quot;;-LOG(ABS([.G24]-[.I24])/MAX(ABS([.G24]);ABS([.I24]));10)))" office:value-type="float" office:value="3.09536310315566" calcext:value-type="float">
            <text:p>3.10</text:p>
          </table:table-cell>
          <table:table-cell table:formula="of:=IF(OR(ISTEXT([.I24]);ISTEXT([.J24]));&quot;&quot;;IF([.I24]=[.J24];&quot;equal&quot;;-LOG(ABS([.I24]-[.J24])/MAX(ABS([.I24]);ABS([.J24]));10)))" office:value-type="float" office:value="0.847205217755362" calcext:value-type="float">
            <text:p>0.85</text:p>
          </table:table-cell>
          <table:table-cell table:formula="of:=IF(OR(ISTEXT([.G24]);ISTEXT([.K24]));&quot;&quot;;IF([.G24]=[.K24];&quot;equal&quot;;-LOG(ABS([.G24]-[.K24])/MAX(ABS([.G24]);ABS([.K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1336" calcext:value-type="float">
            <text:p>0.1336</text:p>
          </table:table-cell>
          <table:table-cell table:style-name="ce27" office:value-type="float" office:value="0.1321" calcext:value-type="float">
            <text:p>0.1321</text:p>
          </table:table-cell>
          <table:table-cell table:style-name="ce42" office:value-type="float" office:value="0.13393" calcext:value-type="float">
            <text:p>0.13393</text:p>
          </table:table-cell>
          <table:table-cell table:style-name="ce42" office:value-type="float" office:value="0.0723008" calcext:value-type="float">
            <text:p>0.0723008</text:p>
          </table:table-cell>
          <table:table-cell office:value-type="float" office:value="0.1336" calcext:value-type="float">
            <text:p>0.1336</text:p>
          </table:table-cell>
          <table:table-cell table:formula="of:=IF(OR(ISTEXT([.G25]);ISTEXT([.I25]));&quot;&quot;;IF([.G25]=[.I25];&quot;equal&quot;;-LOG(ABS([.G25]-[.I25])/MAX(ABS([.G25]);ABS([.I25]));10)))" office:value-type="float" office:value="2.60836392895738" calcext:value-type="float">
            <text:p>2.61</text:p>
          </table:table-cell>
          <table:table-cell table:formula="of:=IF(OR(ISTEXT([.I25]);ISTEXT([.J25]));&quot;&quot;;IF([.I25]=[.J25];&quot;equal&quot;;-LOG(ABS([.I25]-[.J25])/MAX(ABS([.I25]);ABS([.J25]));10)))" office:value-type="float" office:value="0.33709133858375" calcext:value-type="float">
            <text:p>0.34</text:p>
          </table:table-cell>
          <table:table-cell table:formula="of:=IF(OR(ISTEXT([.G25]);ISTEXT([.K25]));&quot;&quot;;IF([.G25]=[.K25];&quot;equal&quot;;-LOG(ABS([.G25]-[.K25])/MAX(ABS([.G25]);ABS([.K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894" calcext:value-type="float">
            <text:p>0.08894</text:p>
          </table:table-cell>
          <table:table-cell table:style-name="ce27" office:value-type="float" office:value="0.087902" calcext:value-type="float">
            <text:p>0.087902</text:p>
          </table:table-cell>
          <table:table-cell table:style-name="ce42" office:value-type="float" office:value="0.089149" calcext:value-type="float">
            <text:p>0.089149</text:p>
          </table:table-cell>
          <table:table-cell table:style-name="ce42" office:value-type="float" office:value="0.0630771" calcext:value-type="float">
            <text:p>0.0630771</text:p>
          </table:table-cell>
          <table:table-cell office:value-type="float" office:value="0.08894" calcext:value-type="float">
            <text:p>0.08894</text:p>
          </table:table-cell>
          <table:table-cell table:formula="of:=IF(OR(ISTEXT([.G26]);ISTEXT([.I26]));&quot;&quot;;IF([.G26]=[.I26];&quot;equal&quot;;-LOG(ABS([.G26]-[.I26])/MAX(ABS([.G26]);ABS([.I26]));10)))" office:value-type="float" office:value="2.62997018987011" calcext:value-type="float">
            <text:p>2.63</text:p>
          </table:table-cell>
          <table:table-cell table:formula="of:=IF(OR(ISTEXT([.I26]);ISTEXT([.J26]));&quot;&quot;;IF([.I26]=[.J26];&quot;equal&quot;;-LOG(ABS([.I26]-[.J26])/MAX(ABS([.I26]);ABS([.J26]));10)))" office:value-type="float" office:value="0.53394379427782" calcext:value-type="float">
            <text:p>0.53</text:p>
          </table:table-cell>
          <table:table-cell table:formula="of:=IF(OR(ISTEXT([.G26]);ISTEXT([.K26]));&quot;&quot;;IF([.G26]=[.K26];&quot;equal&quot;;-LOG(ABS([.G26]-[.K26])/MAX(ABS([.G26]);ABS([.K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736" calcext:value-type="float">
            <text:p>0.08736</text:p>
          </table:table-cell>
          <table:table-cell table:style-name="ce27" office:value-type="float" office:value="0.0898533" calcext:value-type="float">
            <text:p>0.0898533</text:p>
          </table:table-cell>
          <table:table-cell table:style-name="ce42" office:value-type="float" office:value="0.086939" calcext:value-type="float">
            <text:p>0.086939</text:p>
          </table:table-cell>
          <table:table-cell table:style-name="ce42" office:value-type="float" office:value="0.261431" calcext:value-type="float">
            <text:p>0.261431</text:p>
          </table:table-cell>
          <table:table-cell office:value-type="float" office:value="0.08736" calcext:value-type="float">
            <text:p>0.08736</text:p>
          </table:table-cell>
          <table:table-cell table:formula="of:=IF(OR(ISTEXT([.G27]);ISTEXT([.I27]));&quot;&quot;;IF([.G27]=[.I27];&quot;equal&quot;;-LOG(ABS([.G27]-[.I27])/MAX(ABS([.G27]);ABS([.I27]));10)))" office:value-type="float" office:value="2.317030529525" calcext:value-type="float">
            <text:p>2.32</text:p>
          </table:table-cell>
          <table:table-cell table:formula="of:=IF(OR(ISTEXT([.I27]);ISTEXT([.J27]));&quot;&quot;;IF([.I27]=[.J27];&quot;equal&quot;;-LOG(ABS([.I27]-[.J27])/MAX(ABS([.I27]);ABS([.J27]));10)))" office:value-type="float" office:value="0.175581563637" calcext:value-type="float">
            <text:p>0.18</text:p>
          </table:table-cell>
          <table:table-cell table:formula="of:=IF(OR(ISTEXT([.G27]);ISTEXT([.K27]));&quot;&quot;;IF([.G27]=[.K27];&quot;equal&quot;;-LOG(ABS([.G27]-[.K27])/MAX(ABS([.G27]);ABS([.K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7" office:value-type="float" office:value="0.00004764" calcext:value-type="float">
            <text:p>4.7640E-05</text:p>
          </table:table-cell>
          <table:table-cell table:style-name="ce47" office:value-type="float" office:value="0.0000263803" calcext:value-type="float">
            <text:p>2.6380E-05</text:p>
          </table:table-cell>
          <table:table-cell table:style-name="ce66" office:value-type="float" office:value="0.000046743" calcext:value-type="float">
            <text:p>4.6743E-05</text:p>
          </table:table-cell>
          <table:table-cell table:style-name="ce66" office:value-type="float" office:value="0.0000414977" calcext:value-type="float">
            <text:p>4.1498E-05</text:p>
          </table:table-cell>
          <table:table-cell table:style-name="ce64" office:value-type="float" office:value="0.00004764" calcext:value-type="float">
            <text:p>4.7640E-05</text:p>
          </table:table-cell>
          <table:table-cell table:formula="of:=IF(OR(ISTEXT([.G28]);ISTEXT([.I28]));&quot;&quot;;IF([.G28]=[.I28];&quot;equal&quot;;-LOG(ABS([.G28]-[.I28])/MAX(ABS([.G28]);ABS([.I28]));10)))" office:value-type="float" office:value="1.72517930976665" calcext:value-type="float">
            <text:p>1.73</text:p>
          </table:table-cell>
          <table:table-cell table:formula="of:=IF(OR(ISTEXT([.I28]);ISTEXT([.J28]));&quot;&quot;;IF([.I28]=[.J28];&quot;equal&quot;;-LOG(ABS([.I28]-[.J28])/MAX(ABS([.I28]);ABS([.J28]));10)))" office:value-type="float" office:value="0.949946249984532" calcext:value-type="float">
            <text:p>0.95</text:p>
          </table:table-cell>
          <table:table-cell table:formula="of:=IF(OR(ISTEXT([.G28]);ISTEXT([.K28]));&quot;&quot;;IF([.G28]=[.K28];&quot;equal&quot;;-LOG(ABS([.G28]-[.K28])/MAX(ABS([.G28]);ABS([.K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calcext:conditional-formats>
          <calcext:conditional-format calcext:target-range-address="'Initial values (N)'.L2:'Initial values (N)'.N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3:'Initial values (N)'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4:'Initial values (N)'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6:'Initial values (N)'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9:'Initial values (N)'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2:'Initial values (N)'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5:'Initial values (N)'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6:'Initial values (N)'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L18:'Initial values (N)'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H)" table:style-name="ta1">
        <table:table-column table:style-name="co1" table:number-columns-repeated="6" table:default-cell-style-name="Default"/>
        <table:table-column table:style-name="co1" table:number-columns-repeated="4" table:default-cell-style-name="ce42"/>
        <table:table-column table:style-name="co1" table:default-cell-style-name="ce6"/>
        <table:table-column table:style-name="co1" table:number-columns-repeated="3" table:default-cell-style-name="ce10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/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4" office:value-type="float" office:value="-0.06863" calcext:value-type="float">
            <text:p>-6.8630E-02</text:p>
          </table:table-cell>
          <table:table-cell table:style-name="ce64" office:value-type="string" calcext:value-type="string">
            <text:p>-</text:p>
          </table:table-cell>
          <table:table-cell table:style-name="ce64" office:value-type="float" office:value="-0.068668" calcext:value-type="float">
            <text:p>-6.8668E-02</text:p>
          </table:table-cell>
          <table:table-cell table:style-name="ce64" office:value-type="float" office:value="-0.0697603" calcext:value-type="float">
            <text:p>-6.9760E-02</text:p>
          </table:table-cell>
          <table:table-cell table:style-name="Default" office:value-type="string" calcext:value-type="string">
            <text:p>-</text:p>
          </table:table-cell>
          <table:table-cell table:style-name="ce95" table:formula="of:=IF(OR(ISTEXT([.G2]);ISTEXT([.I2]));&quot;&quot;;IF([.G2]=[.I2];&quot;equal&quot;;-LOG(ABS([.G2]-[.I2])/MAX(ABS([.G2]);ABS([.I2]));10)))" office:value-type="float" office:value="3.25697080185325" calcext:value-type="float">
            <text:p>3.26</text:p>
          </table:table-cell>
          <table:table-cell table:style-name="ce95" table:formula="of:=IF(OR(ISTEXT([.I2]);ISTEXT([.J2]));&quot;&quot;;IF([.I2]=[.J2];&quot;equal&quot;;-LOG(ABS([.I2]-[.J2])/MAX(ABS([.I2]);ABS([.J2]));10)))" office:value-type="float" office:value="1.80526640593238" calcext:value-type="float">
            <text:p>1.81</text:p>
          </table:table-cell>
          <table:table-cell table:style-name="ce95" table:formula="of:=IF(OR(ISTEXT([.G2]);ISTEXT([.K2]));&quot;&quot;;IF([.G2]=[.K2];&quot;equal&quot;;-LOG(ABS([.G2]-[.K2])/MAX(ABS([.G2]);ABS([.K2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886" calcext:value-type="float">
            <text:p>0.0152886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529" calcext:value-type="float">
            <text:p>0.01529</text:p>
          </table:table-cell>
          <table:table-cell table:style-name="ce96" table:formula="of:=IF(OR(ISTEXT([.G3]);ISTEXT([.I3]));&quot;&quot;;IF([.G3]=[.I3];&quot;equal&quot;;-LOG(ABS([.G3]-[.I3])/MAX(ABS([.G3]);ABS([.I3]));10)))" office:value-type="float" office:value="2.30934622202062" calcext:value-type="float">
            <text:p>2.31</text:p>
          </table:table-cell>
          <table:table-cell table:style-name="ce96" table:formula="of:=IF(OR(ISTEXT([.I3]);ISTEXT([.J3]));&quot;&quot;;IF([.I3]=[.J3];&quot;equal&quot;;-LOG(ABS([.I3]-[.J3])/MAX(ABS([.I3]);ABS([.J3]));10)))" office:value-type="float" office:value="0.882329056671419" calcext:value-type="float">
            <text:p>0.88</text:p>
          </table:table-cell>
          <table:table-cell table:style-name="ce96" table:formula="of:=IF(OR(ISTEXT([.G3]);ISTEXT([.K3]));&quot;&quot;;IF([.G3]=[.K3];&quot;equal&quot;;-LOG(ABS([.G3]-[.K3])/MAX(ABS([.G3]);ABS([.K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552" calcext:value-type="float">
            <text:p>0.5552</text:p>
          </table:table-cell>
          <table:table-cell table:style-name="ce41" office:value-type="float" office:value="0.644769" calcext:value-type="float">
            <text:p>0.644769</text:p>
          </table:table-cell>
          <table:table-cell table:style-name="ce41" office:value-type="float" office:value="0.56383" calcext:value-type="float">
            <text:p>0.56383</text:p>
          </table:table-cell>
          <table:table-cell office:value-type="float" office:value="0.701627" calcext:value-type="float">
            <text:p>0.701627</text:p>
          </table:table-cell>
          <table:table-cell office:value-type="float" office:value="0.5552" calcext:value-type="float">
            <text:p>0.5552</text:p>
          </table:table-cell>
          <table:table-cell table:style-name="ce97" table:formula="of:=IF(OR(ISTEXT([.G4]);ISTEXT([.I4]));&quot;&quot;;IF([.G4]=[.I4];&quot;equal&quot;;-LOG(ABS([.G4]-[.I4])/MAX(ABS([.G4]);ABS([.I4]));10)))" office:value-type="float" office:value="1.81513738417056" calcext:value-type="float">
            <text:p>1.82</text:p>
          </table:table-cell>
          <table:table-cell table:style-name="ce97" table:formula="of:=IF(OR(ISTEXT([.I4]);ISTEXT([.J4]));&quot;&quot;;IF([.I4]=[.J4];&quot;equal&quot;;-LOG(ABS([.I4]-[.J4])/MAX(ABS([.I4]);ABS([.J4]));10)))" office:value-type="float" office:value="0.706866530611926" calcext:value-type="float">
            <text:p>0.71</text:p>
          </table:table-cell>
          <table:table-cell table:style-name="ce97" table:formula="of:=IF(OR(ISTEXT([.G4]);ISTEXT([.K4]));&quot;&quot;;IF([.G4]=[.K4];&quot;equal&quot;;-LOG(ABS([.G4]-[.K4])/MAX(ABS([.G4]);ABS([.K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4769" calcext:value-type="float">
            <text:p>0.644769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706623" calcext:value-type="float">
            <text:p>0.706623</text:p>
          </table:table-cell>
          <table:table-cell office:value-type="float" office:value="0.6438" calcext:value-type="float">
            <text:p>0.6438</text:p>
          </table:table-cell>
          <table:table-cell table:style-name="ce97" table:formula="of:=IF(OR(ISTEXT([.G5]);ISTEXT([.I5]));&quot;&quot;;IF([.G5]=[.I5];&quot;equal&quot;;-LOG(ABS([.G5]-[.I5])/MAX(ABS([.G5]);ABS([.I5]));10)))" office:value-type="float" office:value="2.41422808907076" calcext:value-type="float">
            <text:p>2.41</text:p>
          </table:table-cell>
          <table:table-cell table:style-name="ce97" table:formula="of:=IF(OR(ISTEXT([.I5]);ISTEXT([.J5]));&quot;&quot;;IF([.I5]=[.J5];&quot;equal&quot;;-LOG(ABS([.I5]-[.J5])/MAX(ABS([.I5]);ABS([.J5]));10)))" office:value-type="float" office:value="1.06863284853277" calcext:value-type="float">
            <text:p>1.07</text:p>
          </table:table-cell>
          <table:table-cell table:style-name="ce97" table:formula="of:=IF(OR(ISTEXT([.G5]);ISTEXT([.K5]));&quot;&quot;;IF([.G5]=[.K5];&quot;equal&quot;;-LOG(ABS([.G5]-[.K5])/MAX(ABS([.G5]);ABS([.K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78" office:value-type="float" office:value="0.00005025" calcext:value-type="float">
            <text:p>5.0250E-05</text:p>
          </table:table-cell>
          <table:table-cell table:style-name="ce78" office:value-type="float" office:value="0.0000502405" calcext:value-type="float">
            <text:p>5.0241E-05</text:p>
          </table:table-cell>
          <table:table-cell table:style-name="ce78" office:value-type="float" office:value="0.000049961" calcext:value-type="float">
            <text:p>4.9961E-05</text:p>
          </table:table-cell>
          <table:table-cell table:style-name="ce78" office:value-type="float" office:value="0.00004235" calcext:value-type="float">
            <text:p>4.2350E-05</text:p>
          </table:table-cell>
          <table:table-cell table:style-name="ce60" office:value-type="float" office:value="0.00005025" calcext:value-type="float">
            <text:p>5.025E-05</text:p>
          </table:table-cell>
          <table:table-cell table:style-name="ce98" table:formula="of:=IF(OR(ISTEXT([.G6]);ISTEXT([.I6]));&quot;&quot;;IF([.G6]=[.I6];&quot;equal&quot;;-LOG(ABS([.G6]-[.I6])/MAX(ABS([.G6]);ABS([.I6]));10)))" office:value-type="float" office:value="2.24023822333597" calcext:value-type="float">
            <text:p>2.24</text:p>
          </table:table-cell>
          <table:table-cell table:style-name="ce98" table:formula="of:=IF(OR(ISTEXT([.I6]);ISTEXT([.J6]));&quot;&quot;;IF([.I6]=[.J6];&quot;equal&quot;;-LOG(ABS([.I6]-[.J6])/MAX(ABS([.I6]);ABS([.J6]));10)))" office:value-type="float" office:value="0.817189400517621" calcext:value-type="float">
            <text:p>0.82</text:p>
          </table:table-cell>
          <table:table-cell table:style-name="ce98" table:formula="of:=IF(OR(ISTEXT([.G6]);ISTEXT([.K6]));&quot;&quot;;IF([.G6]=[.K6];&quot;equal&quot;;-LOG(ABS([.G6]-[.K6])/MAX(ABS([.G6]);ABS([.K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131" calcext:value-type="float">
            <text:p>0.998131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9985" calcext:value-type="float">
            <text:p>0.9985</text:p>
          </table:table-cell>
          <table:table-cell table:style-name="ce98" table:formula="of:=IF(OR(ISTEXT([.G7]);ISTEXT([.I7]));&quot;&quot;;IF([.G7]=[.I7];&quot;equal&quot;;-LOG(ABS([.G7]-[.I7])/MAX(ABS([.G7]);ABS([.I7]));10)))" office:value-type="float" office:value="4.39713146875983" calcext:value-type="float">
            <text:p>4.40</text:p>
          </table:table-cell>
          <table:table-cell table:style-name="ce98" table:formula="of:=IF(OR(ISTEXT([.I7]);ISTEXT([.J7]));&quot;&quot;;IF([.I7]=[.J7];&quot;equal&quot;;-LOG(ABS([.I7]-[.J7])/MAX(ABS([.I7]);ABS([.J7]));10)))" office:value-type="float" office:value="3.52949778075976" calcext:value-type="float">
            <text:p>3.53</text:p>
          </table:table-cell>
          <table:table-cell table:style-name="ce98" table:formula="of:=IF(OR(ISTEXT([.G7]);ISTEXT([.K7]));&quot;&quot;;IF([.G7]=[.K7];&quot;equal&quot;;-LOG(ABS([.G7]-[.K7])/MAX(ABS([.G7]);ABS([.K7]));10)))" office:value-type="float" office:value="3.39728807787869" calcext:value-type="float">
            <text:p>3.40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9831" calcext:value-type="float">
            <text:p>0.9831</text:p>
          </table:table-cell>
          <table:table-cell table:style-name="ce41" office:value-type="float" office:value="0.998131" calcext:value-type="float">
            <text:p>0.998131</text:p>
          </table:table-cell>
          <table:table-cell table:style-name="ce41" office:value-type="float" office:value="0.98513" calcext:value-type="float">
            <text:p>0.98513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831" calcext:value-type="float">
            <text:p>0.9831</text:p>
          </table:table-cell>
          <table:table-cell table:style-name="ce98" table:formula="of:=IF(OR(ISTEXT([.G8]);ISTEXT([.I8]));&quot;&quot;;IF([.G8]=[.I8];&quot;equal&quot;;-LOG(ABS([.G8]-[.I8])/MAX(ABS([.G8]);ABS([.I8]));10)))" office:value-type="float" office:value="2.68599750685578" calcext:value-type="float">
            <text:p>2.69</text:p>
          </table:table-cell>
          <table:table-cell table:style-name="ce98" table:formula="of:=IF(OR(ISTEXT([.I8]);ISTEXT([.J8]));&quot;&quot;;IF([.I8]=[.J8];&quot;equal&quot;;-LOG(ABS([.I8]-[.J8])/MAX(ABS([.I8]);ABS([.J8]));10)))" office:value-type="float" office:value="1.87565933754595" calcext:value-type="float">
            <text:p>1.88</text:p>
          </table:table-cell>
          <table:table-cell table:style-name="ce98" table:formula="of:=IF(OR(ISTEXT([.G8]);ISTEXT([.K8]));&quot;&quot;;IF([.G8]=[.K8];&quot;equal&quot;;-LOG(ABS([.G8]-[.K8])/MAX(ABS([.G8]);ABS([.K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9581" calcext:value-type="float">
            <text:p>9.581E-03</text:p>
          </table:table-cell>
          <table:table-cell table:style-name="ce61" office:value-type="float" office:value="0.00958035" calcext:value-type="float">
            <text:p>9.580E-03</text:p>
          </table:table-cell>
          <table:table-cell office:value-type="float" office:value="0.0095587" calcext:value-type="float">
            <text:p>0.0095587</text:p>
          </table:table-cell>
          <table:table-cell office:value-type="float" office:value="0.00894826" calcext:value-type="float">
            <text:p>0.00894826</text:p>
          </table:table-cell>
          <table:table-cell table:style-name="ce60" office:value-type="float" office:value="0.009581" calcext:value-type="float">
            <text:p>9.581E-03</text:p>
          </table:table-cell>
          <table:table-cell table:style-name="ce99" table:formula="of:=IF(OR(ISTEXT([.G9]);ISTEXT([.I9]));&quot;&quot;;IF([.G9]=[.I9];&quot;equal&quot;;-LOG(ABS([.G9]-[.I9])/MAX(ABS([.G9]);ABS([.I9]));10)))" office:value-type="float" office:value="2.63310597711774" calcext:value-type="float">
            <text:p>2.63</text:p>
          </table:table-cell>
          <table:table-cell table:style-name="ce99" table:formula="of:=IF(OR(ISTEXT([.I9]);ISTEXT([.J9]));&quot;&quot;;IF([.I9]=[.J9];&quot;equal&quot;;-LOG(ABS([.I9]-[.J9])/MAX(ABS([.I9]);ABS([.J9]));10)))" office:value-type="float" office:value="1.19475584780038" calcext:value-type="float">
            <text:p>1.19</text:p>
          </table:table-cell>
          <table:table-cell table:style-name="ce99" table:formula="of:=IF(OR(ISTEXT([.G9]);ISTEXT([.K9]));&quot;&quot;;IF([.G9]=[.K9];&quot;equal&quot;;-LOG(ABS([.G9]-[.K9])/MAX(ABS([.G9]);ABS([.K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864" calcext:value-type="float">
            <text:p>0.864</text:p>
          </table:table-cell>
          <table:table-cell table:style-name="ce41" office:value-type="float" office:value="0.996636" calcext:value-type="float">
            <text:p>0.996636</text:p>
          </table:table-cell>
          <table:table-cell table:style-name="ce41" office:value-type="float" office:value="0.8708" calcext:value-type="float">
            <text:p>0.8708</text:p>
          </table:table-cell>
          <table:table-cell table:style-name="ce41" office:value-type="float" office:value="0.994837" calcext:value-type="float">
            <text:p>0.994837</text:p>
          </table:table-cell>
          <table:table-cell office:value-type="float" office:value="0.864" calcext:value-type="float">
            <text:p>0.864</text:p>
          </table:table-cell>
          <table:table-cell table:style-name="ce99" table:formula="of:=IF(OR(ISTEXT([.G10]);ISTEXT([.I10]));&quot;&quot;;IF([.G10]=[.I10];&quot;equal&quot;;-LOG(ABS([.G10]-[.I10])/MAX(ABS([.G10]);ABS([.I10]));10)))" office:value-type="float" office:value="2.10740950766282" calcext:value-type="float">
            <text:p>2.11</text:p>
          </table:table-cell>
          <table:table-cell table:style-name="ce99" table:formula="of:=IF(OR(ISTEXT([.I10]);ISTEXT([.J10]));&quot;&quot;;IF([.I10]=[.J10];&quot;equal&quot;;-LOG(ABS([.I10]-[.J10])/MAX(ABS([.I10]);ABS([.J10]));10)))" office:value-type="float" office:value="0.904200675486372" calcext:value-type="float">
            <text:p>0.90</text:p>
          </table:table-cell>
          <table:table-cell table:style-name="ce99" table:formula="of:=IF(OR(ISTEXT([.G10]);ISTEXT([.K10]));&quot;&quot;;IF([.G10]=[.K10];&quot;equal&quot;;-LOG(ABS([.G10]-[.K10])/MAX(ABS([.G10]);ABS([.K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2"/>
          <table:table-cell table:formula="of:=50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97" calcext:value-type="float">
            <text:p>0.1297</text:p>
          </table:table-cell>
          <table:table-cell table:style-name="ce41" office:value-type="float" office:value="0.996636" calcext:value-type="float">
            <text:p>0.996636</text:p>
          </table:table-cell>
          <table:table-cell table:style-name="ce41" office:value-type="float" office:value="0.13435" calcext:value-type="float">
            <text:p>0.13435</text:p>
          </table:table-cell>
          <table:table-cell table:style-name="ce41" office:value-type="float" office:value="0.427382" calcext:value-type="float">
            <text:p>0.427382</text:p>
          </table:table-cell>
          <table:table-cell office:value-type="float" office:value="0.1297" calcext:value-type="float">
            <text:p>0.1297</text:p>
          </table:table-cell>
          <table:table-cell table:style-name="ce99" table:formula="of:=IF(OR(ISTEXT([.G11]);ISTEXT([.I11]));&quot;&quot;;IF([.G11]=[.I11];&quot;equal&quot;;-LOG(ABS([.G11]-[.I11])/MAX(ABS([.G11]);ABS([.I11]));10)))" office:value-type="float" office:value="1.46078471787923" calcext:value-type="float">
            <text:p>1.46</text:p>
          </table:table-cell>
          <table:table-cell table:style-name="ce99" table:formula="of:=IF(OR(ISTEXT([.I11]);ISTEXT([.J11]));&quot;&quot;;IF([.I11]=[.J11];&quot;equal&quot;;-LOG(ABS([.I11]-[.J11])/MAX(ABS([.I11]);ABS([.J11]));10)))" office:value-type="float" office:value="0.163901177837558" calcext:value-type="float">
            <text:p>0.16</text:p>
          </table:table-cell>
          <table:table-cell table:style-name="ce99" table:formula="of:=IF(OR(ISTEXT([.G11]);ISTEXT([.K11]));&quot;&quot;;IF([.G11]=[.K11];&quot;equal&quot;;-LOG(ABS([.G11]-[.K11])/MAX(ABS([.G11]);ABS([.K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7024" calcext:value-type="float">
            <text:p>0.07024</text:p>
          </table:table-cell>
          <table:table-cell table:style-name="ce41" office:value-type="float" office:value="0.00103557" calcext:value-type="float">
            <text:p>0.00103557</text:p>
          </table:table-cell>
          <table:table-cell table:style-name="ce41" office:value-type="float" office:value="0.067693" calcext:value-type="float">
            <text:p>0.067693</text:p>
          </table:table-cell>
          <table:table-cell table:style-name="ce41" office:value-type="float" office:value="0.00539772" calcext:value-type="float">
            <text:p>0.00539772</text:p>
          </table:table-cell>
          <table:table-cell office:value-type="float" office:value="0.07024" calcext:value-type="float">
            <text:p>0.07024</text:p>
          </table:table-cell>
          <table:table-cell table:style-name="ce100" table:formula="of:=IF(OR(ISTEXT([.G12]);ISTEXT([.I12]));&quot;&quot;;IF([.G12]=[.I12];&quot;equal&quot;;-LOG(ABS([.G12]-[.I12])/MAX(ABS([.G12]);ABS([.I12]));10)))" office:value-type="float" office:value="1.44055555793443" calcext:value-type="float">
            <text:p>1.44</text:p>
          </table:table-cell>
          <table:table-cell table:style-name="ce100" table:formula="of:=IF(OR(ISTEXT([.I12]);ISTEXT([.J12]));&quot;&quot;;IF([.I12]=[.J12];&quot;equal&quot;;-LOG(ABS([.I12]-[.J12])/MAX(ABS([.I12]);ABS([.J12]));10)))" office:value-type="float" office:value="0.0360886192655803" calcext:value-type="float">
            <text:p>0.04</text:p>
          </table:table-cell>
          <table:table-cell table:style-name="ce100" table:formula="of:=IF(OR(ISTEXT([.G12]);ISTEXT([.K12]));&quot;&quot;;IF([.G12]=[.K12];&quot;equal&quot;;-LOG(ABS([.G12]-[.K12])/MAX(ABS([.G12]);ABS([.K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9949" calcext:value-type="float">
            <text:p>0.09949</text:p>
          </table:table-cell>
          <table:table-cell table:style-name="ce41" office:value-type="float" office:value="0.00103557" calcext:value-type="float">
            <text:p>0.00103557</text:p>
          </table:table-cell>
          <table:table-cell table:style-name="ce41" office:value-type="float" office:value="0.093329" calcext:value-type="float">
            <text:p>0.093329</text:p>
          </table:table-cell>
          <table:table-cell table:style-name="ce41" office:value-type="float" office:value="0.00141763" calcext:value-type="float">
            <text:p>0.00141763</text:p>
          </table:table-cell>
          <table:table-cell office:value-type="float" office:value="0.09949" calcext:value-type="float">
            <text:p>0.09949</text:p>
          </table:table-cell>
          <table:table-cell table:style-name="ce100" table:formula="of:=IF(OR(ISTEXT([.G13]);ISTEXT([.I13]));&quot;&quot;;IF([.G13]=[.I13];&quot;equal&quot;;-LOG(ABS([.G13]-[.I13])/MAX(ABS([.G13]);ABS([.I13]));10)))" office:value-type="float" office:value="1.20812822207219" calcext:value-type="float">
            <text:p>1.21</text:p>
          </table:table-cell>
          <table:table-cell table:style-name="ce100" table:formula="of:=IF(OR(ISTEXT([.I13]);ISTEXT([.J13]));&quot;&quot;;IF([.I13]=[.J13];&quot;equal&quot;;-LOG(ABS([.I13]-[.J13])/MAX(ABS([.I13]);ABS([.J13]));10)))" office:value-type="float" office:value="0.00664737288247179" calcext:value-type="float">
            <text:p>0.01</text:p>
          </table:table-cell>
          <table:table-cell table:style-name="ce100" table:formula="of:=IF(OR(ISTEXT([.G13]);ISTEXT([.K13]));&quot;&quot;;IF([.G13]=[.K13];&quot;equal&quot;;-LOG(ABS([.G13]-[.K13])/MAX(ABS([.G13]);ABS([.K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5338" calcext:value-type="float">
            <text:p>0.985338</text:p>
          </table:table-cell>
          <table:table-cell office:value-type="float" office:value="0.98537" calcext:value-type="float">
            <text:p>0.98537</text:p>
          </table:table-cell>
          <table:table-cell office:value-type="float" office:value="0.986382" calcext:value-type="float">
            <text:p>0.986382</text:p>
          </table:table-cell>
          <table:table-cell office:value-type="float" office:value="0.9853" calcext:value-type="float">
            <text:p>0.9853</text:p>
          </table:table-cell>
          <table:table-cell table:style-name="ce100" table:formula="of:=IF(OR(ISTEXT([.G14]);ISTEXT([.I14]));&quot;&quot;;IF([.G14]=[.I14];&quot;equal&quot;;-LOG(ABS([.G14]-[.I14])/MAX(ABS([.G14]);ABS([.I14]));10)))" office:value-type="float" office:value="4.14850129584946" calcext:value-type="float">
            <text:p>4.15</text:p>
          </table:table-cell>
          <table:table-cell table:style-name="ce100" table:formula="of:=IF(OR(ISTEXT([.I14]);ISTEXT([.J14]));&quot;&quot;;IF([.I14]=[.J14];&quot;equal&quot;;-LOG(ABS([.I14]-[.J14])/MAX(ABS([.I14]);ABS([.J14]));10)))" office:value-type="float" office:value="2.98886462592979" calcext:value-type="float">
            <text:p>2.99</text:p>
          </table:table-cell>
          <table:table-cell table:style-name="ce100" table:formula="of:=IF(OR(ISTEXT([.G14]);ISTEXT([.K14]));&quot;&quot;;IF([.G14]=[.K14];&quot;equal&quot;;-LOG(ABS([.G14]-[.K14])/MAX(ABS([.G14]);ABS([.K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ce6" office:value-type="float" office:value="0.195841" calcext:value-type="float">
            <text:p>0.195841</text:p>
          </table:table-cell>
          <table:table-cell table:style-name="Default" office:value-type="string" calcext:value-type="string">
            <text:p>-</text:p>
          </table:table-cell>
          <table:table-cell table:style-name="ce101" table:formula="of:=IF(OR(ISTEXT([.G15]);ISTEXT([.I15]));&quot;&quot;;IF([.G15]=[.I15];&quot;equal&quot;;-LOG(ABS([.G15]-[.I15])/MAX(ABS([.G15]);ABS([.I15]));10)))">
            <text:p/>
          </table:table-cell>
          <table:table-cell table:style-name="ce101" table:formula="of:=IF(OR(ISTEXT([.I15]);ISTEXT([.J15]));&quot;&quot;;IF([.I15]=[.J15];&quot;equal&quot;;-LOG(ABS([.I15]-[.J15])/MAX(ABS([.I15]);ABS([.J15]));10)))">
            <text:p/>
          </table:table-cell>
          <table:table-cell table:style-name="ce101" table:formula="of:=IF(OR(ISTEXT([.G15]);ISTEXT([.K15]));&quot;&quot;;IF([.G15]=[.K15];&quot;equal&quot;;-LOG(ABS([.G15]-[.K15])/MAX(ABS([.G15]);ABS([.K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ce6" office:value-type="float" office:value="0.0910882" calcext:value-type="float">
            <text:p>0.0910882</text:p>
          </table:table-cell>
          <table:table-cell table:style-name="Default" office:value-type="string" calcext:value-type="string">
            <text:p>-</text:p>
          </table:table-cell>
          <table:table-cell table:style-name="ce102" table:formula="of:=IF(OR(ISTEXT([.G16]);ISTEXT([.I16]));&quot;&quot;;IF([.G16]=[.I16];&quot;equal&quot;;-LOG(ABS([.G16]-[.I16])/MAX(ABS([.G16]);ABS([.I16]));10)))">
            <text:p/>
          </table:table-cell>
          <table:table-cell table:style-name="ce102" table:formula="of:=IF(OR(ISTEXT([.I16]);ISTEXT([.J16]));&quot;&quot;;IF([.I16]=[.J16];&quot;equal&quot;;-LOG(ABS([.I16]-[.J16])/MAX(ABS([.I16]);ABS([.J16]));10)))">
            <text:p/>
          </table:table-cell>
          <table:table-cell table:style-name="ce102" table:formula="of:=IF(OR(ISTEXT([.G16]);ISTEXT([.K16]));&quot;&quot;;IF([.G16]=[.K16];&quot;equal&quot;;-LOG(ABS([.G16]-[.K16])/MAX(ABS([.G16]);ABS([.K16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ce6" office:value-type="float" office:value="0.890389" calcext:value-type="float">
            <text:p>0.890389</text:p>
          </table:table-cell>
          <table:table-cell table:style-name="Default" office:value-type="string" calcext:value-type="string">
            <text:p>-</text:p>
          </table:table-cell>
          <table:table-cell table:style-name="ce102" table:formula="of:=IF(OR(ISTEXT([.G17]);ISTEXT([.I17]));&quot;&quot;;IF([.G17]=[.I17];&quot;equal&quot;;-LOG(ABS([.G17]-[.I17])/MAX(ABS([.G17]);ABS([.I17]));10)))">
            <text:p/>
          </table:table-cell>
          <table:table-cell table:style-name="ce102" table:formula="of:=IF(OR(ISTEXT([.I17]);ISTEXT([.J17]));&quot;&quot;;IF([.I17]=[.J17];&quot;equal&quot;;-LOG(ABS([.I17]-[.J17])/MAX(ABS([.I17]);ABS([.J17]));10)))">
            <text:p/>
          </table:table-cell>
          <table:table-cell table:style-name="ce102" table:formula="of:=IF(OR(ISTEXT([.G17]);ISTEXT([.K17]));&quot;&quot;;IF([.G17]=[.K17];&quot;equal&quot;;-LOG(ABS([.G17]-[.K17])/MAX(ABS([.G17]);ABS([.K1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1386" calcext:value-type="float">
            <text:p>1.38600E-04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0.00013399" calcext:value-type="float">
            <text:p>1.33990E-04</text:p>
          </table:table-cell>
          <table:table-cell table:style-name="ce67" office:value-type="float" office:value="0.0000373317" calcext:value-type="float">
            <text:p>3.73317E-05</text:p>
          </table:table-cell>
          <table:table-cell table:style-name="ce67" office:value-type="float" office:value="0.0001386" calcext:value-type="float">
            <text:p>1.38600E-04</text:p>
          </table:table-cell>
          <table:table-cell table:formula="of:=IF(OR(ISTEXT([.G18]);ISTEXT([.I18]));&quot;&quot;;IF([.G18]=[.I18];&quot;equal&quot;;-LOG(ABS([.G18]-[.I18])/MAX(ABS([.G18]);ABS([.I18]));10)))" office:value-type="float" office:value="1.47806230488614" calcext:value-type="float">
            <text:p>1.48</text:p>
          </table:table-cell>
          <table:table-cell table:formula="of:=IF(OR(ISTEXT([.I18]);ISTEXT([.J18]));&quot;&quot;;IF([.I18]=[.J18];&quot;equal&quot;;-LOG(ABS([.I18]-[.J18])/MAX(ABS([.I18]);ABS([.J18]));10)))" office:value-type="float" office:value="0.141833234503141" calcext:value-type="float">
            <text:p>0.14</text:p>
          </table:table-cell>
          <table:table-cell table:formula="of:=IF(OR(ISTEXT([.G18]);ISTEXT([.K18]));&quot;&quot;;IF([.G18]=[.K18];&quot;equal&quot;;-LOG(ABS([.G18]-[.K18])/MAX(ABS([.G18]);ABS([.K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07314" calcext:value-type="float">
            <text:p>7.31400E-05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0.000071222" calcext:value-type="float">
            <text:p>7.12220E-05</text:p>
          </table:table-cell>
          <table:table-cell table:style-name="ce67" office:value-type="float" office:value="0.0000327336" calcext:value-type="float">
            <text:p>3.27336E-05</text:p>
          </table:table-cell>
          <table:table-cell table:style-name="ce67" office:value-type="float" office:value="0.00007314" calcext:value-type="float">
            <text:p>7.31400E-05</text:p>
          </table:table-cell>
          <table:table-cell table:formula="of:=IF(OR(ISTEXT([.G19]);ISTEXT([.I19]));&quot;&quot;;IF([.G19]=[.I19];&quot;equal&quot;;-LOG(ABS([.G19]-[.I19])/MAX(ABS([.G19]);ABS([.I19]));10)))" office:value-type="float" office:value="1.58130635316738" calcext:value-type="float">
            <text:p>1.58</text:p>
          </table:table-cell>
          <table:table-cell table:formula="of:=IF(OR(ISTEXT([.I19]);ISTEXT([.J19]));&quot;&quot;;IF([.I19]=[.J19];&quot;equal&quot;;-LOG(ABS([.I19]-[.J19])/MAX(ABS([.I19]);ABS([.J19]));10)))" office:value-type="float" office:value="0.267284307596055" calcext:value-type="float">
            <text:p>0.27</text:p>
          </table:table-cell>
          <table:table-cell table:formula="of:=IF(OR(ISTEXT([.G19]);ISTEXT([.K19]));&quot;&quot;;IF([.G19]=[.K19];&quot;equal&quot;;-LOG(ABS([.G19]-[.K19])/MAX(ABS([.G19]);ABS([.K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4438" calcext:value-type="float">
            <text:p>0.4438</text:p>
          </table:table-cell>
          <table:table-cell table:style-name="ce6" office:value-type="string" calcext:value-type="string">
            <text:p>-</text:p>
          </table:table-cell>
          <table:table-cell table:style-name="ce64" office:value-type="float" office:value="0.44752" calcext:value-type="float">
            <text:p>4.4752E-01</text:p>
          </table:table-cell>
          <table:table-cell table:style-name="ce6" office:value-type="float" office:value="0.682159" calcext:value-type="float">
            <text:p>0.682159</text:p>
          </table:table-cell>
          <table:table-cell office:value-type="float" office:value="0.4438" calcext:value-type="float">
            <text:p>0.4438</text:p>
          </table:table-cell>
          <table:table-cell table:formula="of:=IF(OR(ISTEXT([.G20]);ISTEXT([.I20]));&quot;&quot;;IF([.G20]=[.I20];&quot;equal&quot;;-LOG(ABS([.G20]-[.I20])/MAX(ABS([.G20]);ABS([.I20]));10)))" office:value-type="float" office:value="2.08026950914555" calcext:value-type="float">
            <text:p>2.08</text:p>
          </table:table-cell>
          <table:table-cell table:formula="of:=IF(OR(ISTEXT([.I20]);ISTEXT([.J20]));&quot;&quot;;IF([.I20]=[.J20];&quot;equal&quot;;-LOG(ABS([.I20]-[.J20])/MAX(ABS([.I20]);ABS([.J20]));10)))" office:value-type="float" office:value="0.463485414257199" calcext:value-type="float">
            <text:p>0.46</text:p>
          </table:table-cell>
          <table:table-cell table:formula="of:=IF(OR(ISTEXT([.G20]);ISTEXT([.K20]));&quot;&quot;;IF([.G20]=[.K20];&quot;equal&quot;;-LOG(ABS([.G20]-[.K20])/MAX(ABS([.G20]);ABS([.K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87" calcext:value-type="float">
            <text:p>1.187</text:p>
          </table:table-cell>
          <table:table-cell table:style-name="ce6" office:value-type="string" calcext:value-type="string">
            <text:p>-</text:p>
          </table:table-cell>
          <table:table-cell table:style-name="ce64" office:value-type="float" office:value="1.1631" calcext:value-type="float">
            <text:p>1.1631E+00</text:p>
          </table:table-cell>
          <table:table-cell table:style-name="ce6" office:value-type="float" office:value="0.818672" calcext:value-type="float">
            <text:p>0.818672</text:p>
          </table:table-cell>
          <table:table-cell office:value-type="float" office:value="1.187" calcext:value-type="float">
            <text:p>1.187</text:p>
          </table:table-cell>
          <table:table-cell table:formula="of:=IF(OR(ISTEXT([.G21]);ISTEXT([.I21]));&quot;&quot;;IF([.G21]=[.I21];&quot;equal&quot;;-LOG(ABS([.G21]-[.I21])/MAX(ABS([.G21]);ABS([.I21]));10)))" office:value-type="float" office:value="1.69605281800645" calcext:value-type="float">
            <text:p>1.70</text:p>
          </table:table-cell>
          <table:table-cell table:formula="of:=IF(OR(ISTEXT([.I21]);ISTEXT([.J21]));&quot;&quot;;IF([.I21]=[.J21];&quot;equal&quot;;-LOG(ABS([.I21]-[.J21])/MAX(ABS([.I21]);ABS([.J21]));10)))" office:value-type="float" office:value="0.528518605886018" calcext:value-type="float">
            <text:p>0.53</text:p>
          </table:table-cell>
          <table:table-cell table:formula="of:=IF(OR(ISTEXT([.G21]);ISTEXT([.K21]));&quot;&quot;;IF([.G21]=[.K21];&quot;equal&quot;;-LOG(ABS([.G21]-[.K21])/MAX(ABS([.G21]);ABS([.K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268546" calcext:value-type="float">
            <text:p>0.0268546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00739583" calcext:value-type="float">
            <text:p>0.00739583</text:p>
          </table:table-cell>
          <table:table-cell office:value-type="float" office:value="0.02703" calcext:value-type="float">
            <text:p>0.02703</text:p>
          </table:table-cell>
          <table:table-cell table:formula="of:=IF(OR(ISTEXT([.G22]);ISTEXT([.I22]));&quot;&quot;;IF([.G22]=[.I22];&quot;equal&quot;;-LOG(ABS([.G22]-[.I22])/MAX(ABS([.G22]);ABS([.I22]));10)))" office:value-type="float" office:value="1.48637746056691" calcext:value-type="float">
            <text:p>1.49</text:p>
          </table:table-cell>
          <table:table-cell table:formula="of:=IF(OR(ISTEXT([.I22]);ISTEXT([.J22]));&quot;&quot;;IF([.I22]=[.J22];&quot;equal&quot;;-LOG(ABS([.I22]-[.J22])/MAX(ABS([.I22]);ABS([.J22]));10)))" office:value-type="float" office:value="0.144386944790394" calcext:value-type="float">
            <text:p>0.14</text:p>
          </table:table-cell>
          <table:table-cell table:formula="of:=IF(OR(ISTEXT([.G22]);ISTEXT([.K22]));&quot;&quot;;IF([.G22]=[.K22];&quot;equal&quot;;-LOG(ABS([.G22]-[.K22])/MAX(ABS([.G22]);ABS([.K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02" calcext:value-type="float">
            <text:p>0.402</text:p>
          </table:table-cell>
          <table:table-cell table:style-name="ce41" office:value-type="float" office:value="0.328762" calcext:value-type="float">
            <text:p>0.328762</text:p>
          </table:table-cell>
          <table:table-cell table:style-name="ce41" office:value-type="float" office:value="0.39299" calcext:value-type="float">
            <text:p>0.39299</text:p>
          </table:table-cell>
          <table:table-cell table:style-name="ce41" office:value-type="float" office:value="0.133734" calcext:value-type="float">
            <text:p>0.133734</text:p>
          </table:table-cell>
          <table:table-cell office:value-type="float" office:value="0.402" calcext:value-type="float">
            <text:p>0.402</text:p>
          </table:table-cell>
          <table:table-cell table:formula="of:=IF(OR(ISTEXT([.G23]);ISTEXT([.I23]));&quot;&quot;;IF([.G23]=[.I23];&quot;equal&quot;;-LOG(ABS([.G23]-[.I23])/MAX(ABS([.G23]);ABS([.I23]));10)))" office:value-type="float" office:value="1.64950126210541" calcext:value-type="float">
            <text:p>1.65</text:p>
          </table:table-cell>
          <table:table-cell table:formula="of:=IF(OR(ISTEXT([.I23]);ISTEXT([.J23]));&quot;&quot;;IF([.I23]=[.J23];&quot;equal&quot;;-LOG(ABS([.I23]-[.J23])/MAX(ABS([.I23]);ABS([.J23]));10)))" office:value-type="float" office:value="0.180652683365761" calcext:value-type="float">
            <text:p>0.18</text:p>
          </table:table-cell>
          <table:table-cell table:formula="of:=IF(OR(ISTEXT([.G23]);ISTEXT([.K23]));&quot;&quot;;IF([.G23]=[.K23];&quot;equal&quot;;-LOG(ABS([.G23]-[.K23])/MAX(ABS([.G23]);ABS([.K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282" calcext:value-type="float">
            <text:p>0.5282</text:p>
          </table:table-cell>
          <table:table-cell table:style-name="ce41" office:value-type="float" office:value="0.593004" calcext:value-type="float">
            <text:p>0.593004</text:p>
          </table:table-cell>
          <table:table-cell table:style-name="ce41" office:value-type="float" office:value="0.53615" calcext:value-type="float">
            <text:p>0.53615</text:p>
          </table:table-cell>
          <table:table-cell table:style-name="ce41" office:value-type="float" office:value="0.765246" calcext:value-type="float">
            <text:p>0.765246</text:p>
          </table:table-cell>
          <table:table-cell office:value-type="float" office:value="0.5282" calcext:value-type="float">
            <text:p>0.5282</text:p>
          </table:table-cell>
          <table:table-cell table:formula="of:=IF(OR(ISTEXT([.G24]);ISTEXT([.I24]));&quot;&quot;;IF([.G24]=[.I24];&quot;equal&quot;;-LOG(ABS([.G24]-[.I24])/MAX(ABS([.G24]);ABS([.I24]));10)))" office:value-type="float" office:value="1.82891918166813" calcext:value-type="float">
            <text:p>1.83</text:p>
          </table:table-cell>
          <table:table-cell table:formula="of:=IF(OR(ISTEXT([.I24]);ISTEXT([.J24]));&quot;&quot;;IF([.I24]=[.J24];&quot;equal&quot;;-LOG(ABS([.I24]-[.J24])/MAX(ABS([.I24]);ABS([.J24]));10)))" office:value-type="float" office:value="0.523783561679901" calcext:value-type="float">
            <text:p>0.52</text:p>
          </table:table-cell>
          <table:table-cell table:formula="of:=IF(OR(ISTEXT([.G24]);ISTEXT([.K24]));&quot;&quot;;IF([.G24]=[.K24];&quot;equal&quot;;-LOG(ABS([.G24]-[.K24])/MAX(ABS([.G24]);ABS([.K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50235" calcext:value-type="float">
            <text:p>0.0550235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154714" calcext:value-type="float">
            <text:p>0.0154714</text:p>
          </table:table-cell>
          <table:table-cell office:value-type="float" office:value="0.0553" calcext:value-type="float">
            <text:p>0.0553</text:p>
          </table:table-cell>
          <table:table-cell table:formula="of:=IF(OR(ISTEXT([.G25]);ISTEXT([.I25]));&quot;&quot;;IF([.G25]=[.I25];&quot;equal&quot;;-LOG(ABS([.G25]-[.I25])/MAX(ABS([.G25]);ABS([.I25]));10)))" office:value-type="float" office:value="1.4996870826184" calcext:value-type="float">
            <text:p>1.50</text:p>
          </table:table-cell>
          <table:table-cell table:formula="of:=IF(OR(ISTEXT([.I25]);ISTEXT([.J25]));&quot;&quot;;IF([.I25]=[.J25];&quot;equal&quot;;-LOG(ABS([.I25]-[.J25])/MAX(ABS([.I25]);ABS([.J25]));10)))" office:value-type="float" office:value="0.148078502457844" calcext:value-type="float">
            <text:p>0.15</text:p>
          </table:table-cell>
          <table:table-cell table:formula="of:=IF(OR(ISTEXT([.G25]);ISTEXT([.K25]));&quot;&quot;;IF([.G25]=[.K25];&quot;equal&quot;;-LOG(ABS([.G25]-[.K25])/MAX(ABS([.G25]);ABS([.K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98109" calcext:value-type="float">
            <text:p>0.0298109</text:p>
          </table:table-cell>
          <table:table-cell office:value-type="float" office:value="0.029115" calcext:value-type="float">
            <text:p>0.029115</text:p>
          </table:table-cell>
          <table:table-cell office:value-type="float" office:value="0.0135768" calcext:value-type="float">
            <text:p>0.0135768</text:p>
          </table:table-cell>
          <table:table-cell office:value-type="float" office:value="0.02992" calcext:value-type="float">
            <text:p>0.02992</text:p>
          </table:table-cell>
          <table:table-cell table:formula="of:=IF(OR(ISTEXT([.G26]);ISTEXT([.I26]));&quot;&quot;;IF([.G26]=[.I26];&quot;equal&quot;;-LOG(ABS([.G26]-[.I26])/MAX(ABS([.G26]);ABS([.I26]));10)))" office:value-type="float" office:value="1.57016570882456" calcext:value-type="float">
            <text:p>1.57</text:p>
          </table:table-cell>
          <table:table-cell table:formula="of:=IF(OR(ISTEXT([.I26]);ISTEXT([.J26]));&quot;&quot;;IF([.I26]=[.J26];&quot;equal&quot;;-LOG(ABS([.I26]-[.J26])/MAX(ABS([.I26]);ABS([.J26]));10)))" office:value-type="float" office:value="0.272716087272898" calcext:value-type="float">
            <text:p>0.27</text:p>
          </table:table-cell>
          <table:table-cell table:formula="of:=IF(OR(ISTEXT([.G26]);ISTEXT([.K26]));&quot;&quot;;IF([.G26]=[.K26];&quot;equal&quot;;-LOG(ABS([.G26]-[.K26])/MAX(ABS([.G26]);ABS([.K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47497" calcext:value-type="float">
            <text:p>0.347497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449992" calcext:value-type="float">
            <text:p>0.449992</text:p>
          </table:table-cell>
          <table:table-cell office:value-type="float" office:value="0.3463" calcext:value-type="float">
            <text:p>0.3463</text:p>
          </table:table-cell>
          <table:table-cell table:formula="of:=IF(OR(ISTEXT([.G27]);ISTEXT([.I27]));&quot;&quot;;IF([.G27]=[.I27];&quot;equal&quot;;-LOG(ABS([.G27]-[.I27])/MAX(ABS([.G27]);ABS([.I27]));10)))" office:value-type="float" office:value="2.24526334552594" calcext:value-type="float">
            <text:p>2.25</text:p>
          </table:table-cell>
          <table:table-cell table:formula="of:=IF(OR(ISTEXT([.I27]);ISTEXT([.J27]));&quot;&quot;;IF([.I27]=[.J27];&quot;equal&quot;;-LOG(ABS([.I27]-[.J27])/MAX(ABS([.I27]);ABS([.J27]));10)))" office:value-type="float" office:value="0.645832598829542" calcext:value-type="float">
            <text:p>0.65</text:p>
          </table:table-cell>
          <table:table-cell table:formula="of:=IF(OR(ISTEXT([.G27]);ISTEXT([.K27]));&quot;&quot;;IF([.G27]=[.K27];&quot;equal&quot;;-LOG(ABS([.G27]-[.K27])/MAX(ABS([.G27]);ABS([.K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79" office:value-type="float" office:value="0.00004843" calcext:value-type="float">
            <text:p>4.84300E-05</text:p>
          </table:table-cell>
          <table:table-cell table:style-name="ce79" office:value-type="float" office:value="0.00000841103" calcext:value-type="float">
            <text:p>8.41103E-06</text:p>
          </table:table-cell>
          <table:table-cell table:style-name="ce79" office:value-type="float" office:value="0.000044471" calcext:value-type="float">
            <text:p>4.44710E-05</text:p>
          </table:table-cell>
          <table:table-cell table:style-name="ce79" office:value-type="float" office:value="0.0000121722" calcext:value-type="float">
            <text:p>1.21722E-05</text:p>
          </table:table-cell>
          <table:table-cell table:style-name="ce67" office:value-type="float" office:value="0.00004843" calcext:value-type="float">
            <text:p>4.84300E-05</text:p>
          </table:table-cell>
          <table:table-cell table:formula="of:=IF(OR(ISTEXT([.G28]);ISTEXT([.I28]));&quot;&quot;;IF([.G28]=[.I28];&quot;equal&quot;;-LOG(ABS([.G28]-[.I28])/MAX(ABS([.G28]);ABS([.I28]));10)))" office:value-type="float" office:value="1.08752896729433" calcext:value-type="float">
            <text:p>1.09</text:p>
          </table:table-cell>
          <table:table-cell table:formula="of:=IF(OR(ISTEXT([.I28]);ISTEXT([.J28]));&quot;&quot;;IF([.I28]=[.J28];&quot;equal&quot;;-LOG(ABS([.I28]-[.J28])/MAX(ABS([.I28]);ABS([.J28]));10)))" office:value-type="float" office:value="0.138890508097654" calcext:value-type="float">
            <text:p>0.14</text:p>
          </table:table-cell>
          <table:table-cell table:formula="of:=IF(OR(ISTEXT([.G28]);ISTEXT([.K28]));&quot;&quot;;IF([.G28]=[.K28];&quot;equal&quot;;-LOG(ABS([.G28]-[.K28])/MAX(ABS([.G28]);ABS([.K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calcext:conditional-formats>
          <calcext:conditional-format calcext:target-range-address="'Initial values (NH)'.L2:'Initial values (NH)'.N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3:'Initial values (NH)'.N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4:'Initial values (NH)'.N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6:'Initial values (NH)'.N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9:'Initial values (NH)'.N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2:'Initial values (NH)'.N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5:'Initial values (NH)'.N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6:'Initial values (NH)'.N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L18:'Initial values (NH)'.N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6">
      <number:number number:decimal-places="6" number:min-decimal-places="6" number:min-integer-digits="1" number:grouping="true"/>
    </number:number-style>
    <number:number-style style:name="N127">
      <number:number number:decimal-places="7" number:min-decimal-places="7" number:min-integer-digits="1" number:grouping="true"/>
    </number:number-style>
    <number:number-style style:name="N128">
      <number:number number:decimal-places="8" number:min-decimal-places="8" number:min-integer-digits="1" number:grouping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blem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7:10:02.637761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5:12:29.411573744</meta:creation-date>
    <meta:generator>LibreOffice/7.0.1.2$Linux_X86_64 LibreOffice_project/00$Build-2</meta:generator>
    <dc:date>2020-10-05T21:23:58.753486890</dc:date>
    <meta:editing-duration>P1DT16H34M28S</meta:editing-duration>
    <meta:editing-cycles>446</meta:editing-cycles>
    <meta:document-statistic meta:table-count="7" meta:cell-count="4921" meta:object-count="0"/>
  </office:meta>
</office:document-meta>
</file>